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gr1" style:family="graphic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draw:stroke="solid" svg:stroke-width="0.1cm" svg:stroke-color="#000000" draw:marker-start="" draw:marker-start-width="0.45cm" draw:marker-start-center="false" draw:marker-end="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3" style:family="graphic">
      <style:graphic-properties draw:stroke="solid" svg:stroke-width="0.1cm" svg:stroke-color="#000000" draw:marker-start="" draw:marker-start-width="0.45cm" draw:marker-start-center="false" draw:marker-end="" draw:marker-end-width="0.45cm" draw:marker-end-center="false" draw:fill="none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5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>
      <style:graphic-properties draw:ole-draw-aspect="1"/>
    </style:style>
    <style:style style:name="gr10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R circui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>
            <draw:g table:end-cell-address="'LR circuit'.D18" table:end-x="1.6cm" table:end-y="0.323cm" draw:z-index="1">
              <draw:g>
                <draw:path draw:style-name="gr1" draw:text-style-name="P1" svg:width="1.499cm" svg:height="0.497cm" svg:x="3cm" svg:y="0.996cm" svg:viewBox="0 0 1500 498" svg:d="m0 498c500 0 500 0 500 0l1000-498">
                  <text:p/>
                </draw:path>
                <draw:line draw:style-name="gr2" draw:text-style-name="P1" svg:x1="4.5cm" svg:y1="1.494cm" svg:x2="5.5cm" svg:y2="1.494cm">
                  <text:p/>
                </draw:line>
              </draw:g>
              <draw:g>
                <draw:g>
                  <draw:ellipse draw:style-name="gr3" draw:text-style-name="P1" svg:width="1.135cm" svg:height="1.131cm" svg:x="1cm" svg:y="3.41cm">
                    <text:p/>
                  </draw:ellipse>
                  <draw:line draw:style-name="gr2" draw:text-style-name="P1" svg:x1="1.566cm" svg:y1="4.541cm" svg:x2="1.566cm" svg:y2="3.467cm">
                    <text:p/>
                  </draw:line>
                  <draw:line draw:style-name="gr4" draw:text-style-name="P1" svg:x1="1.567cm" svg:y1="2.989cm" svg:x2="1.567cm" svg:y2="4.982cm">
                    <text:p/>
                  </draw:line>
                </draw:g>
                <draw:g>
                  <draw:g>
                    <draw:rect draw:style-name="gr3" draw:text-style-name="P1" svg:width="1.927cm" svg:height="0.43cm" draw:transform="rotate (1.5707963267946) translate (7.57cm 3.849cm)">
                      <text:p/>
                    </draw:rect>
                    <draw:line draw:style-name="gr4" draw:text-style-name="P1" svg:x1="7.785cm" svg:y1="1.922cm" svg:x2="7.785cm" svg:y2="1.494cm">
                      <text:p/>
                    </draw:line>
                    <draw:line draw:style-name="gr4" draw:text-style-name="P1" svg:x1="7.785cm" svg:y1="4.277cm" svg:x2="7.785cm" svg:y2="3.849cm">
                      <text:p/>
                    </draw:line>
                  </draw:g>
                  <draw:g>
                    <draw:path draw:style-name="gr1" draw:text-style-name="P1" svg:width="3.09cm" svg:height="0.309cm" draw:transform="rotate (1.5707963267946) translate (7.47200000000277cm 7.66084192686093cm)" svg:viewBox="0 0 3091 310" svg:d="m0 15254c206 0 104 0 309 0 0 0 0-310 310-310s309 310 309 310c0 0 0-310 308-310s310 310 310 310c0 0 0-310 309-310s309 310 309 310c0 0 0-310 310-310s309 310 309 310h308">
                      <svg:title>Indutance</svg:title>
                      <text:p/>
                    </draw:path>
                    <draw:line draw:style-name="gr4" draw:text-style-name="P1" svg:x1="7.782cm" svg:y1="4.569cm" svg:x2="7.782cm" svg:y2="4.26cm">
                      <text:p/>
                    </draw:line>
                    <draw:line draw:style-name="gr4" draw:text-style-name="P1" svg:x1="7.782cm" svg:y1="7.97cm" svg:x2="7.782cm" svg:y2="7.661cm">
                      <text:p/>
                    </draw:line>
                  </draw:g>
                </draw:g>
                <draw:line draw:style-name="gr4" draw:text-style-name="P1" svg:x1="7.782cm" svg:y1="7.97cm" svg:x2="1.567cm" svg:y2="7.97cm">
                  <text:p/>
                </draw:line>
                <draw:line draw:style-name="gr4" draw:text-style-name="P1" svg:x1="1.567cm" svg:y1="7.97cm" svg:x2="1.567cm" svg:y2="4.981cm">
                  <text:p/>
                </draw:line>
                <draw:line draw:style-name="gr4" draw:text-style-name="P1" svg:x1="1.567cm" svg:y1="2.988cm" svg:x2="1.567cm" svg:y2="1.494cm">
                  <text:p/>
                </draw:line>
                <draw:line draw:style-name="gr4" draw:text-style-name="P1" svg:x1="1.567cm" svg:y1="1.494cm" svg:x2="3cm" svg:y2="1.494cm">
                  <text:p/>
                </draw:line>
                <draw:line draw:style-name="gr4" draw:text-style-name="P1" svg:x1="5.5cm" svg:y1="1.494cm" svg:x2="7.785cm" svg:y2="1.494cm">
                  <text:p/>
                </draw:line>
              </draw:g>
              <draw:frame draw:style-name="gr5" draw:text-style-name="P3" svg:width="2.5cm" svg:height="1.25cm" svg:x="8cm" svg:y="2.491cm">
                <draw:text-box>
                  <text:p text:style-name="P2"><text:span text:style-name="T1">R</text:span></text:p>
                </draw:text-box>
              </draw:frame>
              <draw:frame draw:style-name="gr6" draw:text-style-name="P3" svg:width="2cm" svg:height="2.25cm" svg:x="8cm" svg:y="4.981cm">
                <draw:text-box>
                  <text:p text:style-name="P2"><text:span text:style-name="T1">L</text:span></text:p>
                </draw:text-box>
              </draw:frame>
              <draw:frame draw:style-name="gr7" draw:text-style-name="P3" svg:width="1cm" svg:height="1cm" svg:x="4.5cm" svg:y="0cm">
                <draw:text-box>
                  <text:p text:style-name="P2"><text:span text:style-name="T1">T</text:span></text:p>
                </draw:text-box>
              </draw:frame>
              <draw:frame draw:style-name="gr8" draw:text-style-name="P3" svg:width="2.5cm" svg:height="1.75cm" svg:x="0cm" svg:y="3.238cm">
                <draw:text-box>
                  <text:p text:style-name="P2"><text:span text:style-name="T1">U</text:span></text:p>
                </draw:text-box>
              </draw:frame>
            </draw:g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U</text:p>
          </table:table-cell>
          <table:table-cell table:style-name="ce2" office:value-type="float" office:value="2.2">
            <text:p>2,200000000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es</text:p>
          </table:table-cell>
          <table:table-cell table:style-name="ce2" office:value-type="float" office:value="0.0003">
            <text:p>0,000300000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L</text:p>
          </table:table-cell>
          <table:table-cell table:style-name="ce2" office:value-type="float" office:value="0.0012">
            <text:p>0,001200000</text:p>
          </table:table-cell>
          <table:table-cell office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>
            <draw:frame table:end-cell-address="'LR circuit'.J34" table:end-x="1.795cm" table:end-y="0.32cm" draw:z-index="2" draw:style-name="gr9" svg:width="15.179cm" svg:height="10.162cm" svg:x="0.842cm" svg:y="0.055cm">
              <draw:object draw:notify-on-update-of-ranges="'LR operations'.B1:'LR operations'.B52 'LR operations'.A1:'LR operations'.A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6"/>
        </table:table-row>
        <table:table-row table:style-name="ro1">
          <table:table-cell>
            <draw:frame table:end-cell-address="'LR circuit'.D38" table:end-x="0.573cm" table:end-y="0.122cm" draw:z-index="0" draw:style-name="gr10" svg:width="8.843cm" svg:height="8.298cm" svg:x="0.63cm" svg:y="0.372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6"/>
        </table:table-row>
        <table:table-row table:style-name="ro1" table:number-rows-repeated="194">
          <table:table-cell/>
          <table:table-cell table:style-name="Default"/>
          <table:table-cell table:number-columns-repeated="6"/>
        </table:table-row>
        <table:table-row table:style-name="ro1" table:number-rows-repeated="653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R operations" table:style-name="ta1" table:print="false">
        <table:table-column table:style-name="co5" table:default-cell-style-name="ce3"/>
        <table:table-column table:style-name="co3" table:default-cell-style-name="ce1"/>
        <table:table-row table:style-name="ro2">
          <table:table-cell table:style-name="Default" office:value-type="string">
            <text:p>Current</text:p>
          </table:table-cell>
          <table:table-cell office:value-type="string">
            <text:p>time</text:p>
          </table:table-cell>
        </table:table-row>
        <table:table-row table:style-name="ro2">
          <table:table-cell table:formula="of:=U/Res*(1-EXP(-Res/L*[.B2]))" office:value-type="float" office:value="0">
            <text:p>0,00000000000000000000</text:p>
          </table:table-cell>
          <table:table-cell office:value-type="float" office:value="0">
            <text:p>0,000</text:p>
          </table:table-cell>
        </table:table-row>
        <table:table-row table:style-name="ro2">
          <table:table-cell table:formula="of:=U/Res*(1-EXP(-Res/L*[.B3]))" office:value-type="float" office:value="1.83310418576244">
            <text:p>1,83310418576244000000</text:p>
          </table:table-cell>
          <table:table-cell office:value-type="float" office:value="0.001">
            <text:p>0,001</text:p>
          </table:table-cell>
        </table:table-row>
        <table:table-row table:style-name="ro2">
          <table:table-cell table:formula="of:=U/Res*(1-EXP(-Res/L*[.B4]))" office:value-type="float" office:value="3.66575015275853">
            <text:p>3,66575015275853000000</text:p>
          </table:table-cell>
          <table:table-cell office:value-type="float" office:value="0.002">
            <text:p>0,002</text:p>
          </table:table-cell>
        </table:table-row>
        <table:table-row table:style-name="ro2">
          <table:table-cell table:formula="of:=U/Res*(1-EXP(-Res/L*[.B5]))" office:value-type="float" office:value="5.49793801552808">
            <text:p>5,49793801552808000000</text:p>
          </table:table-cell>
          <table:table-cell office:value-type="float" office:value="0.003">
            <text:p>0,003</text:p>
          </table:table-cell>
        </table:table-row>
        <table:table-row table:style-name="ro2">
          <table:table-cell table:formula="of:=U/Res*(1-EXP(-Res/L*[.B6]))" office:value-type="float" office:value="7.32966788858317">
            <text:p>7,32966788858317000000</text:p>
          </table:table-cell>
          <table:table-cell office:value-type="float" office:value="0.004">
            <text:p>0,004</text:p>
          </table:table-cell>
        </table:table-row>
        <table:table-row table:style-name="ro2">
          <table:table-cell table:formula="of:=U/Res*(1-EXP(-Res/L*[.B7]))" office:value-type="float" office:value="9.16093988640661">
            <text:p>9,16093988640661000000</text:p>
          </table:table-cell>
          <table:table-cell office:value-type="float" office:value="0.005">
            <text:p>0,005</text:p>
          </table:table-cell>
        </table:table-row>
        <table:table-row table:style-name="ro2">
          <table:table-cell table:formula="of:=U/Res*(1-EXP(-Res/L*[.B8]))" office:value-type="float" office:value="10.9917541234535">
            <text:p>10,99175412345350000000</text:p>
          </table:table-cell>
          <table:table-cell office:value-type="float" office:value="0.006">
            <text:p>0,006</text:p>
          </table:table-cell>
        </table:table-row>
        <table:table-row table:style-name="ro2">
          <table:table-cell table:formula="of:=U/Res*(1-EXP(-Res/L*[.B9]))" office:value-type="float" office:value="12.8221107141489">
            <text:p>12,82211071414890000000</text:p>
          </table:table-cell>
          <table:table-cell office:value-type="float" office:value="0.007">
            <text:p>0,007</text:p>
          </table:table-cell>
        </table:table-row>
        <table:table-row table:style-name="ro2">
          <table:table-cell table:formula="of:=U/Res*(1-EXP(-Res/L*[.B10]))" office:value-type="float" office:value="14.6520097728908">
            <text:p>14,65200977289080000000</text:p>
          </table:table-cell>
          <table:table-cell office:value-type="float" office:value="0.008">
            <text:p>0,008</text:p>
          </table:table-cell>
        </table:table-row>
        <table:table-row table:style-name="ro2">
          <table:table-cell table:formula="of:=U/Res*(1-EXP(-Res/L*[.B11]))" office:value-type="float" office:value="16.4814514140472">
            <text:p>16,48145141404720000000</text:p>
          </table:table-cell>
          <table:table-cell office:value-type="float" office:value="0.009">
            <text:p>0,009</text:p>
          </table:table-cell>
        </table:table-row>
        <table:table-row table:style-name="ro2">
          <table:table-cell table:formula="of:=U/Res*(1-EXP(-Res/L*[.B12]))" office:value-type="float" office:value="18.3104357519594">
            <text:p>18,31043575195940000000</text:p>
          </table:table-cell>
          <table:table-cell office:value-type="float" office:value="0.01">
            <text:p>0,010</text:p>
          </table:table-cell>
        </table:table-row>
        <table:table-row table:style-name="ro2">
          <table:table-cell table:formula="of:=U/Res*(1-EXP(-Res/L*[.B13]))" office:value-type="float" office:value="20.1389629009374">
            <text:p>20,13896290093740000000</text:p>
          </table:table-cell>
          <table:table-cell office:value-type="float" office:value="0.011">
            <text:p>0,011</text:p>
          </table:table-cell>
        </table:table-row>
        <table:table-row table:style-name="ro2">
          <table:table-cell table:formula="of:=U/Res*(1-EXP(-Res/L*[.B14]))" office:value-type="float" office:value="21.9670329752647">
            <text:p>21,96703297526470000000</text:p>
          </table:table-cell>
          <table:table-cell office:value-type="float" office:value="0.012">
            <text:p>0,012</text:p>
          </table:table-cell>
        </table:table-row>
        <table:table-row table:style-name="ro2">
          <table:table-cell table:formula="of:=U/Res*(1-EXP(-Res/L*[.B15]))" office:value-type="float" office:value="23.7946460891959">
            <text:p>23,79464608919590000000</text:p>
          </table:table-cell>
          <table:table-cell office:value-type="float" office:value="0.013">
            <text:p>0,013</text:p>
          </table:table-cell>
        </table:table-row>
        <table:table-row table:style-name="ro2">
          <table:table-cell table:formula="of:=U/Res*(1-EXP(-Res/L*[.B16]))" office:value-type="float" office:value="25.6218023569576">
            <text:p>25,62180235695760000000</text:p>
          </table:table-cell>
          <table:table-cell office:value-type="float" office:value="0.014">
            <text:p>0,014</text:p>
          </table:table-cell>
        </table:table-row>
        <table:table-row table:style-name="ro2">
          <table:table-cell table:formula="of:=U/Res*(1-EXP(-Res/L*[.B17]))" office:value-type="float" office:value="27.4485018927458">
            <text:p>27,44850189274580000000</text:p>
          </table:table-cell>
          <table:table-cell office:value-type="float" office:value="0.015">
            <text:p>0,015</text:p>
          </table:table-cell>
        </table:table-row>
        <table:table-row table:style-name="ro2">
          <table:table-cell table:formula="of:=U/Res*(1-EXP(-Res/L*[.B18]))" office:value-type="float" office:value="29.2747448107291">
            <text:p>29,27474481072910000000</text:p>
          </table:table-cell>
          <table:table-cell office:value-type="float" office:value="0.016">
            <text:p>0,016</text:p>
          </table:table-cell>
        </table:table-row>
        <table:table-row table:style-name="ro2">
          <table:table-cell table:formula="of:=U/Res*(1-EXP(-Res/L*[.B19]))" office:value-type="float" office:value="31.1005312250484">
            <text:p>31,10053122504840000000</text:p>
          </table:table-cell>
          <table:table-cell office:value-type="float" office:value="0.017">
            <text:p>0,017</text:p>
          </table:table-cell>
        </table:table-row>
        <table:table-row table:style-name="ro2">
          <table:table-cell table:formula="of:=U/Res*(1-EXP(-Res/L*[.B20]))" office:value-type="float" office:value="32.9258612498159">
            <text:p>32,92586124981590000000</text:p>
          </table:table-cell>
          <table:table-cell office:value-type="float" office:value="0.018">
            <text:p>0,018</text:p>
          </table:table-cell>
        </table:table-row>
        <table:table-row table:style-name="ro2">
          <table:table-cell table:formula="of:=U/Res*(1-EXP(-Res/L*[.B21]))" office:value-type="float" office:value="34.7507349991132">
            <text:p>34,75073499911320000000</text:p>
          </table:table-cell>
          <table:table-cell office:value-type="float" office:value="0.019">
            <text:p>0,019</text:p>
          </table:table-cell>
        </table:table-row>
        <table:table-row table:style-name="ro2">
          <table:table-cell table:formula="of:=U/Res*(1-EXP(-Res/L*[.B22]))" office:value-type="float" office:value="36.5751525869963">
            <text:p>36,57515258699630000000</text:p>
          </table:table-cell>
          <table:table-cell office:value-type="float" office:value="0.02">
            <text:p>0,020</text:p>
          </table:table-cell>
        </table:table-row>
        <table:table-row table:style-name="ro2">
          <table:table-cell table:formula="of:=U/Res*(1-EXP(-Res/L*[.B23]))" office:value-type="float" office:value="38.3991141274906">
            <text:p>38,39911412749060000000</text:p>
          </table:table-cell>
          <table:table-cell office:value-type="float" office:value="0.021">
            <text:p>0,021</text:p>
          </table:table-cell>
        </table:table-row>
        <table:table-row table:style-name="ro2">
          <table:table-cell table:formula="of:=U/Res*(1-EXP(-Res/L*[.B24]))" office:value-type="float" office:value="40.2226197345935">
            <text:p>40,22261973459350000000</text:p>
          </table:table-cell>
          <table:table-cell office:value-type="float" office:value="0.022">
            <text:p>0,022</text:p>
          </table:table-cell>
        </table:table-row>
        <table:table-row table:style-name="ro2">
          <table:table-cell table:formula="of:=U/Res*(1-EXP(-Res/L*[.B25]))" office:value-type="float" office:value="42.0456695222749">
            <text:p>42,04566952227490000000</text:p>
          </table:table-cell>
          <table:table-cell office:value-type="float" office:value="0.023">
            <text:p>0,023</text:p>
          </table:table-cell>
        </table:table-row>
        <table:table-row table:style-name="ro2">
          <table:table-cell table:formula="of:=U/Res*(1-EXP(-Res/L*[.B26]))" office:value-type="float" office:value="43.8682636044746">
            <text:p>43,86826360447460000000</text:p>
          </table:table-cell>
          <table:table-cell office:value-type="float" office:value="0.024">
            <text:p>0,024</text:p>
          </table:table-cell>
        </table:table-row>
        <table:table-row table:style-name="ro2">
          <table:table-cell table:formula="of:=U/Res*(1-EXP(-Res/L*[.B27]))" office:value-type="float" office:value="45.6904020951055">
            <text:p>45,69040209510550000000</text:p>
          </table:table-cell>
          <table:table-cell office:value-type="float" office:value="0.025">
            <text:p>0,025</text:p>
          </table:table-cell>
        </table:table-row>
        <table:table-row table:style-name="ro2">
          <table:table-cell table:formula="of:=U/Res*(1-EXP(-Res/L*[.B28]))" office:value-type="float" office:value="47.5120851080503">
            <text:p>47,51208510805030000000</text:p>
          </table:table-cell>
          <table:table-cell office:value-type="float" office:value="0.026">
            <text:p>0,026</text:p>
          </table:table-cell>
        </table:table-row>
        <table:table-row table:style-name="ro2">
          <table:table-cell table:formula="of:=U/Res*(1-EXP(-Res/L*[.B29]))" office:value-type="float" office:value="49.3333127571649">
            <text:p>49,33331275716490000000</text:p>
          </table:table-cell>
          <table:table-cell office:value-type="float" office:value="0.027">
            <text:p>0,027</text:p>
          </table:table-cell>
        </table:table-row>
        <table:table-row table:style-name="ro2">
          <table:table-cell table:formula="of:=U/Res*(1-EXP(-Res/L*[.B30]))" office:value-type="float" office:value="51.1540851562759">
            <text:p>51,15408515627590000000</text:p>
          </table:table-cell>
          <table:table-cell office:value-type="float" office:value="0.028">
            <text:p>0,028</text:p>
          </table:table-cell>
        </table:table-row>
        <table:table-row table:style-name="ro2">
          <table:table-cell table:formula="of:=U/Res*(1-EXP(-Res/L*[.B31]))" office:value-type="float" office:value="52.9744024191813">
            <text:p>52,97440241918130000000</text:p>
          </table:table-cell>
          <table:table-cell office:value-type="float" office:value="0.029">
            <text:p>0,029</text:p>
          </table:table-cell>
        </table:table-row>
        <table:table-row table:style-name="ro2">
          <table:table-cell table:formula="of:=U/Res*(1-EXP(-Res/L*[.B32]))" office:value-type="float" office:value="54.7942646596516">
            <text:p>54,79426465965160000000</text:p>
          </table:table-cell>
          <table:table-cell office:value-type="float" office:value="0.03">
            <text:p>0,030</text:p>
          </table:table-cell>
        </table:table-row>
        <table:table-row table:style-name="ro2">
          <table:table-cell table:formula="of:=U/Res*(1-EXP(-Res/L*[.B33]))" office:value-type="float" office:value="56.613671991427">
            <text:p>56,61367199142700000000</text:p>
          </table:table-cell>
          <table:table-cell office:value-type="float" office:value="0.031">
            <text:p>0,031</text:p>
          </table:table-cell>
        </table:table-row>
        <table:table-row table:style-name="ro2">
          <table:table-cell table:formula="of:=U/Res*(1-EXP(-Res/L*[.B34]))" office:value-type="float" office:value="58.4326245282218">
            <text:p>58,43262452822180000000</text:p>
          </table:table-cell>
          <table:table-cell office:value-type="float" office:value="0.032">
            <text:p>0,032</text:p>
          </table:table-cell>
        </table:table-row>
        <table:table-row table:style-name="ro2">
          <table:table-cell table:formula="of:=U/Res*(1-EXP(-Res/L*[.B35]))" office:value-type="float" office:value="60.2511223837201">
            <text:p>60,25112238372010000000</text:p>
          </table:table-cell>
          <table:table-cell office:value-type="float" office:value="0.033">
            <text:p>0,033</text:p>
          </table:table-cell>
        </table:table-row>
        <table:table-row table:style-name="ro2">
          <table:table-cell table:formula="of:=U/Res*(1-EXP(-Res/L*[.B36]))" office:value-type="float" office:value="62.0691656715774">
            <text:p>62,06916567157740000000</text:p>
          </table:table-cell>
          <table:table-cell office:value-type="float" office:value="0.034">
            <text:p>0,034</text:p>
          </table:table-cell>
        </table:table-row>
        <table:table-row table:style-name="ro2">
          <table:table-cell table:formula="of:=U/Res*(1-EXP(-Res/L*[.B37]))" office:value-type="float" office:value="63.8867545054217">
            <text:p>63,88675450542170000000</text:p>
          </table:table-cell>
          <table:table-cell office:value-type="float" office:value="0.035">
            <text:p>0,035</text:p>
          </table:table-cell>
        </table:table-row>
        <table:table-row table:style-name="ro2">
          <table:table-cell table:formula="of:=U/Res*(1-EXP(-Res/L*[.B38]))" office:value-type="float" office:value="65.7038889988533">
            <text:p>65,70388899885330000000</text:p>
          </table:table-cell>
          <table:table-cell office:value-type="float" office:value="0.036">
            <text:p>0,036</text:p>
          </table:table-cell>
        </table:table-row>
        <table:table-row table:style-name="ro2">
          <table:table-cell table:formula="of:=U/Res*(1-EXP(-Res/L*[.B39]))" office:value-type="float" office:value="67.5205692654413">
            <text:p>67,52056926544130000000</text:p>
          </table:table-cell>
          <table:table-cell office:value-type="float" office:value="0.037">
            <text:p>0,037</text:p>
          </table:table-cell>
        </table:table-row>
        <table:table-row table:style-name="ro2">
          <table:table-cell table:formula="of:=U/Res*(1-EXP(-Res/L*[.B40]))" office:value-type="float" office:value="69.33679541873">
            <text:p>69,33679541873000000000</text:p>
          </table:table-cell>
          <table:table-cell office:value-type="float" office:value="0.038">
            <text:p>0,038</text:p>
          </table:table-cell>
        </table:table-row>
        <table:table-row table:style-name="ro2">
          <table:table-cell table:formula="of:=U/Res*(1-EXP(-Res/L*[.B41]))" office:value-type="float" office:value="71.1525675722324">
            <text:p>71,15256757223240000000</text:p>
          </table:table-cell>
          <table:table-cell office:value-type="float" office:value="0.039">
            <text:p>0,039</text:p>
          </table:table-cell>
        </table:table-row>
        <table:table-row table:style-name="ro2">
          <table:table-cell table:formula="of:=U/Res*(1-EXP(-Res/L*[.B42]))" office:value-type="float" office:value="72.9678858394339">
            <text:p>72,96788583943390000000</text:p>
          </table:table-cell>
          <table:table-cell office:value-type="float" office:value="0.04">
            <text:p>0,040</text:p>
          </table:table-cell>
        </table:table-row>
        <table:table-row table:style-name="ro2">
          <table:table-cell table:formula="of:=U/Res*(1-EXP(-Res/L*[.B43]))" office:value-type="float" office:value="74.7827503337931">
            <text:p>74,78275033379310000000</text:p>
          </table:table-cell>
          <table:table-cell office:value-type="float" office:value="0.041">
            <text:p>0,041</text:p>
          </table:table-cell>
        </table:table-row>
        <table:table-row table:style-name="ro2">
          <table:table-cell table:formula="of:=U/Res*(1-EXP(-Res/L*[.B44]))" office:value-type="float" office:value="76.5971611687386">
            <text:p>76,59716116873860000000</text:p>
          </table:table-cell>
          <table:table-cell office:value-type="float" office:value="0.042">
            <text:p>0,042</text:p>
          </table:table-cell>
        </table:table-row>
        <table:table-row table:style-name="ro2">
          <table:table-cell table:formula="of:=U/Res*(1-EXP(-Res/L*[.B45]))" office:value-type="float" office:value="78.411118457671">
            <text:p>78,41111845767100000000</text:p>
          </table:table-cell>
          <table:table-cell office:value-type="float" office:value="0.043">
            <text:p>0,043</text:p>
          </table:table-cell>
        </table:table-row>
        <table:table-row table:style-name="ro2">
          <table:table-cell table:formula="of:=U/Res*(1-EXP(-Res/L*[.B46]))" office:value-type="float" office:value="80.2246223139627">
            <text:p>80,22462231396270000000</text:p>
          </table:table-cell>
          <table:table-cell office:value-type="float" office:value="0.044">
            <text:p>0,044</text:p>
          </table:table-cell>
        </table:table-row>
        <table:table-row table:style-name="ro2">
          <table:table-cell table:formula="of:=U/Res*(1-EXP(-Res/L*[.B47]))" office:value-type="float" office:value="82.0376728509573">
            <text:p>82,03767285095730000000</text:p>
          </table:table-cell>
          <table:table-cell office:value-type="float" office:value="0.045">
            <text:p>0,045</text:p>
          </table:table-cell>
        </table:table-row>
        <table:table-row table:style-name="ro2">
          <table:table-cell table:formula="of:=U/Res*(1-EXP(-Res/L*[.B48]))" office:value-type="float" office:value="83.8502701819711">
            <text:p>83,85027018197110000000</text:p>
          </table:table-cell>
          <table:table-cell office:value-type="float" office:value="0.046">
            <text:p>0,046</text:p>
          </table:table-cell>
        </table:table-row>
        <table:table-row table:style-name="ro2">
          <table:table-cell table:formula="of:=U/Res*(1-EXP(-Res/L*[.B49]))" office:value-type="float" office:value="85.6624144202907">
            <text:p>85,66241442029070000000</text:p>
          </table:table-cell>
          <table:table-cell office:value-type="float" office:value="0.047">
            <text:p>0,047</text:p>
          </table:table-cell>
        </table:table-row>
        <table:table-row table:style-name="ro2">
          <table:table-cell table:formula="of:=U/Res*(1-EXP(-Res/L*[.B50]))" office:value-type="float" office:value="87.4741056791762">
            <text:p>87,47410567917620000000</text:p>
          </table:table-cell>
          <table:table-cell office:value-type="float" office:value="0.048">
            <text:p>0,048</text:p>
          </table:table-cell>
        </table:table-row>
        <table:table-row table:style-name="ro2">
          <table:table-cell table:formula="of:=U/Res*(1-EXP(-Res/L*[.B51]))" office:value-type="float" office:value="89.2853440718573">
            <text:p>89,28534407185730000000</text:p>
          </table:table-cell>
          <table:table-cell office:value-type="float" office:value="0.049">
            <text:p>0,049</text:p>
          </table:table-cell>
        </table:table-row>
        <table:table-row table:style-name="ro2">
          <table:table-cell table:formula="of:=U/Res*(1-EXP(-Res/L*[.B52]))" office:value-type="float" office:value="91.0961297115361">
            <text:p>91,09612971153610000000</text:p>
          </table:table-cell>
          <table:table-cell office:value-type="float" office:value="0.05">
            <text:p>0,050</text:p>
          </table:table-cell>
        </table:table-row>
        <table:table-row table:style-name="ro2">
          <table:table-cell table:formula="of:=U/Res*(1-EXP(-Res/L*[.B53]))" office:value-type="float" office:value="92.9064627113879">
            <text:p>92,90646271138790000000</text:p>
          </table:table-cell>
          <table:table-cell office:value-type="float" office:value="0.051">
            <text:p>0,051</text:p>
          </table:table-cell>
        </table:table-row>
        <table:table-row table:style-name="ro2">
          <table:table-cell table:formula="of:=U/Res*(1-EXP(-Res/L*[.B54]))" office:value-type="float" office:value="94.7163431845578">
            <text:p>94,71634318455780000000</text:p>
          </table:table-cell>
          <table:table-cell office:value-type="float" office:value="0.052">
            <text:p>0,052</text:p>
          </table:table-cell>
        </table:table-row>
        <table:table-row table:style-name="ro2">
          <table:table-cell table:formula="of:=U/Res*(1-EXP(-Res/L*[.B55]))" office:value-type="float" office:value="96.5257712441632">
            <text:p>96,52577124416320000000</text:p>
          </table:table-cell>
          <table:table-cell office:value-type="float" office:value="0.053">
            <text:p>0,053</text:p>
          </table:table-cell>
        </table:table-row>
        <table:table-row table:style-name="ro2">
          <table:table-cell table:formula="of:=U/Res*(1-EXP(-Res/L*[.B56]))" office:value-type="float" office:value="98.3347470032939">
            <text:p>98,33474700329390000000</text:p>
          </table:table-cell>
          <table:table-cell office:value-type="float" office:value="0.054">
            <text:p>0,054</text:p>
          </table:table-cell>
        </table:table-row>
        <table:table-row table:style-name="ro2">
          <table:table-cell table:formula="of:=U/Res*(1-EXP(-Res/L*[.B57]))" office:value-type="float" office:value="100.14327057501">
            <text:p>100,14327057501000000000</text:p>
          </table:table-cell>
          <table:table-cell office:value-type="float" office:value="0.055">
            <text:p>0,055</text:p>
          </table:table-cell>
        </table:table-row>
        <table:table-row table:style-name="ro2">
          <table:table-cell table:formula="of:=U/Res*(1-EXP(-Res/L*[.B58]))" office:value-type="float" office:value="101.951342072346">
            <text:p>101,95134207234600000000</text:p>
          </table:table-cell>
          <table:table-cell office:value-type="float" office:value="0.056">
            <text:p>0,056</text:p>
          </table:table-cell>
        </table:table-row>
        <table:table-row table:style-name="ro2">
          <table:table-cell table:formula="of:=U/Res*(1-EXP(-Res/L*[.B59]))" office:value-type="float" office:value="103.758961608305">
            <text:p>103,75896160830500000000</text:p>
          </table:table-cell>
          <table:table-cell office:value-type="float" office:value="0.057">
            <text:p>0,057</text:p>
          </table:table-cell>
        </table:table-row>
        <table:table-row table:style-name="ro2">
          <table:table-cell table:formula="of:=U/Res*(1-EXP(-Res/L*[.B60]))" office:value-type="float" office:value="105.566129295863">
            <text:p>105,56612929586300000000</text:p>
          </table:table-cell>
          <table:table-cell office:value-type="float" office:value="0.058">
            <text:p>0,058</text:p>
          </table:table-cell>
        </table:table-row>
        <table:table-row table:style-name="ro2">
          <table:table-cell table:formula="of:=U/Res*(1-EXP(-Res/L*[.B61]))" office:value-type="float" office:value="107.372845247968">
            <text:p>107,37284524796800000000</text:p>
          </table:table-cell>
          <table:table-cell office:value-type="float" office:value="0.059">
            <text:p>0,059</text:p>
          </table:table-cell>
        </table:table-row>
        <table:table-row table:style-name="ro2">
          <table:table-cell table:formula="of:=U/Res*(1-EXP(-Res/L*[.B62]))" office:value-type="float" office:value="109.179109577541">
            <text:p>109,17910957754100000000</text:p>
          </table:table-cell>
          <table:table-cell office:value-type="float" office:value="0.06">
            <text:p>0,060</text:p>
          </table:table-cell>
        </table:table-row>
        <table:table-row table:style-name="ro2">
          <table:table-cell table:formula="of:=U/Res*(1-EXP(-Res/L*[.B63]))" office:value-type="float" office:value="110.984922397471">
            <text:p>110,98492239747100000000</text:p>
          </table:table-cell>
          <table:table-cell office:value-type="float" office:value="0.061">
            <text:p>0,061</text:p>
          </table:table-cell>
        </table:table-row>
        <table:table-row table:style-name="ro2">
          <table:table-cell table:formula="of:=U/Res*(1-EXP(-Res/L*[.B64]))" office:value-type="float" office:value="112.790283820625">
            <text:p>112,79028382062500000000</text:p>
          </table:table-cell>
          <table:table-cell office:value-type="float" office:value="0.062">
            <text:p>0,062</text:p>
          </table:table-cell>
        </table:table-row>
        <table:table-row table:style-name="ro2">
          <table:table-cell table:formula="of:=U/Res*(1-EXP(-Res/L*[.B65]))" office:value-type="float" office:value="114.595193959835">
            <text:p>114,59519395983500000000</text:p>
          </table:table-cell>
          <table:table-cell office:value-type="float" office:value="0.063">
            <text:p>0,063</text:p>
          </table:table-cell>
        </table:table-row>
        <table:table-row table:style-name="ro2">
          <table:table-cell table:formula="of:=U/Res*(1-EXP(-Res/L*[.B66]))" office:value-type="float" office:value="116.399652927909">
            <text:p>116,39965292790900000000</text:p>
          </table:table-cell>
          <table:table-cell office:value-type="float" office:value="0.064">
            <text:p>0,064</text:p>
          </table:table-cell>
        </table:table-row>
        <table:table-row table:style-name="ro2">
          <table:table-cell table:formula="of:=U/Res*(1-EXP(-Res/L*[.B67]))" office:value-type="float" office:value="118.203660837626">
            <text:p>118,20366083762600000000</text:p>
          </table:table-cell>
          <table:table-cell office:value-type="float" office:value="0.065">
            <text:p>0,065</text:p>
          </table:table-cell>
        </table:table-row>
        <table:table-row table:style-name="ro2">
          <table:table-cell table:formula="of:=U/Res*(1-EXP(-Res/L*[.B68]))" office:value-type="float" office:value="120.007217801736">
            <text:p>120,00721780173600000000</text:p>
          </table:table-cell>
          <table:table-cell office:value-type="float" office:value="0.066">
            <text:p>0,066</text:p>
          </table:table-cell>
        </table:table-row>
        <table:table-row table:style-name="ro2">
          <table:table-cell table:formula="of:=U/Res*(1-EXP(-Res/L*[.B69]))" office:value-type="float" office:value="121.810323932961">
            <text:p>121,81032393296100000000</text:p>
          </table:table-cell>
          <table:table-cell office:value-type="float" office:value="0.067">
            <text:p>0,067</text:p>
          </table:table-cell>
        </table:table-row>
        <table:table-row table:style-name="ro2">
          <table:table-cell table:formula="of:=U/Res*(1-EXP(-Res/L*[.B70]))" office:value-type="float" office:value="123.612979343996">
            <text:p>123,61297934399600000000</text:p>
          </table:table-cell>
          <table:table-cell office:value-type="float" office:value="0.068">
            <text:p>0,068</text:p>
          </table:table-cell>
        </table:table-row>
        <table:table-row table:style-name="ro2">
          <table:table-cell table:formula="of:=U/Res*(1-EXP(-Res/L*[.B71]))" office:value-type="float" office:value="125.415184147506">
            <text:p>125,41518414750600000000</text:p>
          </table:table-cell>
          <table:table-cell office:value-type="float" office:value="0.069">
            <text:p>0,069</text:p>
          </table:table-cell>
        </table:table-row>
        <table:table-row table:style-name="ro2">
          <table:table-cell table:formula="of:=U/Res*(1-EXP(-Res/L*[.B72]))" office:value-type="float" office:value="127.21693845613">
            <text:p>127,21693845613000000000</text:p>
          </table:table-cell>
          <table:table-cell office:value-type="float" office:value="0.07">
            <text:p>0,070</text:p>
          </table:table-cell>
        </table:table-row>
        <table:table-row table:style-name="ro2">
          <table:table-cell table:formula="of:=U/Res*(1-EXP(-Res/L*[.B73]))" office:value-type="float" office:value="129.018242382477">
            <text:p>129,01824238247700000000</text:p>
          </table:table-cell>
          <table:table-cell office:value-type="float" office:value="0.071">
            <text:p>0,071</text:p>
          </table:table-cell>
        </table:table-row>
        <table:table-row table:style-name="ro2">
          <table:table-cell table:formula="of:=U/Res*(1-EXP(-Res/L*[.B74]))" office:value-type="float" office:value="130.819096039128">
            <text:p>130,81909603912800000000</text:p>
          </table:table-cell>
          <table:table-cell office:value-type="float" office:value="0.072">
            <text:p>0,072</text:p>
          </table:table-cell>
        </table:table-row>
        <table:table-row table:style-name="ro2">
          <table:table-cell table:formula="of:=U/Res*(1-EXP(-Res/L*[.B75]))" office:value-type="float" office:value="132.619499538637">
            <text:p>132,61949953863700000000</text:p>
          </table:table-cell>
          <table:table-cell office:value-type="float" office:value="0.073">
            <text:p>0,073</text:p>
          </table:table-cell>
        </table:table-row>
        <table:table-row table:style-name="ro2">
          <table:table-cell table:formula="of:=U/Res*(1-EXP(-Res/L*[.B76]))" office:value-type="float" office:value="1622.1275908097">
            <text:p>1622,12759080970000000000</text:p>
          </table:table-cell>
          <table:table-cell office:value-type="float" office:value="1">
            <text:p>1,000</text:p>
          </table:table-cell>
        </table:table-row>
        <table:table-row table:style-name="ro2">
          <table:table-cell table:formula="of:=U/Res*(1-EXP(-Res/L*[.B77]))" office:value-type="float" office:value="1623.55521378502">
            <text:p>1623,55521378502000000000</text:p>
          </table:table-cell>
          <table:table-cell office:value-type="float" office:value="1.001">
            <text:p>1,001</text:p>
          </table:table-cell>
        </table:table-row>
        <table:table-row table:style-name="ro2">
          <table:table-cell table:formula="of:=U/Res*(1-EXP(-Res/L*[.B78]))" office:value-type="float" office:value="1624.98247989921">
            <text:p>1624,98247989921000000000</text:p>
          </table:table-cell>
          <table:table-cell office:value-type="float" office:value="1.002">
            <text:p>1,002</text:p>
          </table:table-cell>
        </table:table-row>
        <table:table-row table:style-name="ro2">
          <table:table-cell table:formula="of:=U/Res*(1-EXP(-Res/L*[.B79]))" office:value-type="float" office:value="1626.40938924147">
            <text:p>1626,40938924147000000000</text:p>
          </table:table-cell>
          <table:table-cell office:value-type="float" office:value="1.003">
            <text:p>1,003</text:p>
          </table:table-cell>
        </table:table-row>
        <table:table-row table:style-name="ro2">
          <table:table-cell table:formula="of:=U/Res*(1-EXP(-Res/L*[.B80]))" office:value-type="float" office:value="1627.83594190098">
            <text:p>1627,83594190098000000000</text:p>
          </table:table-cell>
          <table:table-cell office:value-type="float" office:value="1.004">
            <text:p>1,004</text:p>
          </table:table-cell>
        </table:table-row>
        <table:table-row table:style-name="ro2">
          <table:table-cell table:formula="of:=U/Res*(1-EXP(-Res/L*[.B81]))" office:value-type="float" office:value="1629.2621379669">
            <text:p>1629,26213796690000000000</text:p>
          </table:table-cell>
          <table:table-cell office:value-type="float" office:value="1.005">
            <text:p>1,005</text:p>
          </table:table-cell>
        </table:table-row>
        <table:table-row table:style-name="ro2">
          <table:table-cell table:formula="of:=U/Res*(1-EXP(-Res/L*[.B82]))" office:value-type="float" office:value="1630.68797752837">
            <text:p>1630,68797752837000000000</text:p>
          </table:table-cell>
          <table:table-cell office:value-type="float" office:value="1.006">
            <text:p>1,006</text:p>
          </table:table-cell>
        </table:table-row>
        <table:table-row table:style-name="ro2">
          <table:table-cell table:formula="of:=U/Res*(1-EXP(-Res/L*[.B83]))" office:value-type="float" office:value="1632.11346067451">
            <text:p>1632,11346067451000000000</text:p>
          </table:table-cell>
          <table:table-cell office:value-type="float" office:value="1.007">
            <text:p>1,007</text:p>
          </table:table-cell>
        </table:table-row>
        <table:table-row table:style-name="ro2">
          <table:table-cell table:formula="of:=U/Res*(1-EXP(-Res/L*[.B84]))" office:value-type="float" office:value="1633.5385874944">
            <text:p>1633,53858749440000000000</text:p>
          </table:table-cell>
          <table:table-cell office:value-type="float" office:value="1.008">
            <text:p>1,008</text:p>
          </table:table-cell>
        </table:table-row>
        <table:table-row table:style-name="ro2">
          <table:table-cell table:formula="of:=U/Res*(1-EXP(-Res/L*[.B85]))" office:value-type="float" office:value="1634.96335807711">
            <text:p>1634,96335807711000000000</text:p>
          </table:table-cell>
          <table:table-cell office:value-type="float" office:value="1.009">
            <text:p>1,009</text:p>
          </table:table-cell>
        </table:table-row>
        <table:table-row table:style-name="ro2">
          <table:table-cell table:formula="of:=U/Res*(1-EXP(-Res/L*[.B86]))" office:value-type="float" office:value="1636.3877725117">
            <text:p>1636,38777251170000000000</text:p>
          </table:table-cell>
          <table:table-cell office:value-type="float" office:value="1.01">
            <text:p>1,010</text:p>
          </table:table-cell>
        </table:table-row>
        <table:table-row table:style-name="ro2">
          <table:table-cell table:formula="of:=U/Res*(1-EXP(-Res/L*[.B87]))" office:value-type="float" office:value="1637.81183088719">
            <text:p>1637,81183088719000000000</text:p>
          </table:table-cell>
          <table:table-cell office:value-type="float" office:value="1.011">
            <text:p>1,011</text:p>
          </table:table-cell>
        </table:table-row>
        <table:table-row table:style-name="ro2">
          <table:table-cell table:formula="of:=U/Res*(1-EXP(-Res/L*[.B88]))" office:value-type="float" office:value="1639.23553329259">
            <text:p>1639,23553329259000000000</text:p>
          </table:table-cell>
          <table:table-cell office:value-type="float" office:value="1.012">
            <text:p>1,012</text:p>
          </table:table-cell>
        </table:table-row>
        <table:table-row table:style-name="ro2">
          <table:table-cell table:formula="of:=U/Res*(1-EXP(-Res/L*[.B89]))" office:value-type="float" office:value="1640.65887981687">
            <text:p>1640,65887981687000000000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table:formula="of:=U/Res*(1-EXP(-Res/L*[.B90]))" office:value-type="float" office:value="1642.081870549">
            <text:p>1642,08187054900000000000</text:p>
          </table:table-cell>
          <table:table-cell office:value-type="float" office:value="1.014">
            <text:p>1,014</text:p>
          </table:table-cell>
        </table:table-row>
        <table:table-row table:style-name="ro2">
          <table:table-cell table:formula="of:=U/Res*(1-EXP(-Res/L*[.B91]))" office:value-type="float" office:value="1643.5045055779">
            <text:p>1643,50450557790000000000</text:p>
          </table:table-cell>
          <table:table-cell office:value-type="float" office:value="1.015">
            <text:p>1,015</text:p>
          </table:table-cell>
        </table:table-row>
        <table:table-row table:style-name="ro2">
          <table:table-cell table:formula="of:=U/Res*(1-EXP(-Res/L*[.B92]))" office:value-type="float" office:value="1644.92678499251">
            <text:p>1644,92678499251000000000</text:p>
          </table:table-cell>
          <table:table-cell office:value-type="float" office:value="1.016">
            <text:p>1,016</text:p>
          </table:table-cell>
        </table:table-row>
        <table:table-row table:style-name="ro2">
          <table:table-cell table:formula="of:=U/Res*(1-EXP(-Res/L*[.B93]))" office:value-type="float" office:value="1646.3487088817">
            <text:p>1646,34870888170000000000</text:p>
          </table:table-cell>
          <table:table-cell office:value-type="float" office:value="1.017">
            <text:p>1,017</text:p>
          </table:table-cell>
        </table:table-row>
        <table:table-row table:style-name="ro2">
          <table:table-cell table:formula="of:=U/Res*(1-EXP(-Res/L*[.B94]))" office:value-type="float" office:value="1647.77027733436">
            <text:p>1647,77027733436000000000</text:p>
          </table:table-cell>
          <table:table-cell office:value-type="float" office:value="1.018">
            <text:p>1,018</text:p>
          </table:table-cell>
        </table:table-row>
        <table:table-row table:style-name="ro2">
          <table:table-cell table:formula="of:=U/Res*(1-EXP(-Res/L*[.B95]))" office:value-type="float" office:value="1649.19149043931">
            <text:p>1649,19149043931000000000</text:p>
          </table:table-cell>
          <table:table-cell office:value-type="float" office:value="1.019">
            <text:p>1,019</text:p>
          </table:table-cell>
        </table:table-row>
        <table:table-row table:style-name="ro2">
          <table:table-cell table:formula="of:=U/Res*(1-EXP(-Res/L*[.B96]))" office:value-type="float" office:value="1650.61234828541">
            <text:p>1650,61234828541000000000</text:p>
          </table:table-cell>
          <table:table-cell office:value-type="float" office:value="1.02">
            <text:p>1,020</text:p>
          </table:table-cell>
        </table:table-row>
        <table:table-row table:style-name="ro2">
          <table:table-cell table:formula="of:=U/Res*(1-EXP(-Res/L*[.B97]))" office:value-type="float" office:value="1652.03285096144">
            <text:p>1652,03285096144000000000</text:p>
          </table:table-cell>
          <table:table-cell office:value-type="float" office:value="1.021">
            <text:p>1,021</text:p>
          </table:table-cell>
        </table:table-row>
        <table:table-row table:style-name="ro2">
          <table:table-cell table:formula="of:=U/Res*(1-EXP(-Res/L*[.B98]))" office:value-type="float" office:value="1622.1275908097">
            <text:p>1622,12759080970000000000</text:p>
          </table:table-cell>
          <table:table-cell office:value-type="float" office:value="1">
            <text:p>1,000</text:p>
          </table:table-cell>
        </table:table-row>
        <table:table-row table:style-name="ro2">
          <table:table-cell table:formula="of:=U/Res*(1-EXP(-Res/L*[.B99]))" office:value-type="float" office:value="1623.55521378502">
            <text:p>1623,55521378502000000000</text:p>
          </table:table-cell>
          <table:table-cell office:value-type="float" office:value="1.001">
            <text:p>1,001</text:p>
          </table:table-cell>
        </table:table-row>
        <table:table-row table:style-name="ro2">
          <table:table-cell table:formula="of:=U/Res*(1-EXP(-Res/L*[.B100]))" office:value-type="float" office:value="1624.98247989921">
            <text:p>1624,98247989921000000000</text:p>
          </table:table-cell>
          <table:table-cell office:value-type="float" office:value="1.002">
            <text:p>1,002</text:p>
          </table:table-cell>
        </table:table-row>
        <table:table-row table:style-name="ro2">
          <table:table-cell table:formula="of:=U/Res*(1-EXP(-Res/L*[.B101]))" office:value-type="float" office:value="1626.40938924147">
            <text:p>1626,40938924147000000000</text:p>
          </table:table-cell>
          <table:table-cell office:value-type="float" office:value="1.003">
            <text:p>1,003</text:p>
          </table:table-cell>
        </table:table-row>
        <table:table-row table:style-name="ro2">
          <table:table-cell table:formula="of:=U/Res*(1-EXP(-Res/L*[.B102]))" office:value-type="float" office:value="1627.83594190098">
            <text:p>1627,83594190098000000000</text:p>
          </table:table-cell>
          <table:table-cell office:value-type="float" office:value="1.004">
            <text:p>1,004</text:p>
          </table:table-cell>
        </table:table-row>
        <table:table-row table:style-name="ro2">
          <table:table-cell table:formula="of:=U/Res*(1-EXP(-Res/L*[.B103]))" office:value-type="float" office:value="1629.2621379669">
            <text:p>1629,26213796690000000000</text:p>
          </table:table-cell>
          <table:table-cell office:value-type="float" office:value="1.005">
            <text:p>1,005</text:p>
          </table:table-cell>
        </table:table-row>
        <table:table-row table:style-name="ro2">
          <table:table-cell table:formula="of:=U/Res*(1-EXP(-Res/L*[.B104]))" office:value-type="float" office:value="1630.68797752837">
            <text:p>1630,68797752837000000000</text:p>
          </table:table-cell>
          <table:table-cell office:value-type="float" office:value="1.006">
            <text:p>1,006</text:p>
          </table:table-cell>
        </table:table-row>
        <table:table-row table:style-name="ro2">
          <table:table-cell table:formula="of:=U/Res*(1-EXP(-Res/L*[.B105]))" office:value-type="float" office:value="1632.11346067451">
            <text:p>1632,11346067451000000000</text:p>
          </table:table-cell>
          <table:table-cell office:value-type="float" office:value="1.007">
            <text:p>1,007</text:p>
          </table:table-cell>
        </table:table-row>
        <table:table-row table:style-name="ro2">
          <table:table-cell table:formula="of:=U/Res*(1-EXP(-Res/L*[.B106]))" office:value-type="float" office:value="1633.5385874944">
            <text:p>1633,53858749440000000000</text:p>
          </table:table-cell>
          <table:table-cell office:value-type="float" office:value="1.008">
            <text:p>1,008</text:p>
          </table:table-cell>
        </table:table-row>
        <table:table-row table:style-name="ro2">
          <table:table-cell table:formula="of:=U/Res*(1-EXP(-Res/L*[.B107]))" office:value-type="float" office:value="1634.96335807711">
            <text:p>1634,96335807711000000000</text:p>
          </table:table-cell>
          <table:table-cell office:value-type="float" office:value="1.009">
            <text:p>1,009</text:p>
          </table:table-cell>
        </table:table-row>
        <table:table-row table:style-name="ro2">
          <table:table-cell table:formula="of:=U/Res*(1-EXP(-Res/L*[.B108]))" office:value-type="float" office:value="1636.3877725117">
            <text:p>1636,38777251170000000000</text:p>
          </table:table-cell>
          <table:table-cell office:value-type="float" office:value="1.01">
            <text:p>1,010</text:p>
          </table:table-cell>
        </table:table-row>
        <table:table-row table:style-name="ro2">
          <table:table-cell table:formula="of:=U/Res*(1-EXP(-Res/L*[.B109]))" office:value-type="float" office:value="1637.81183088719">
            <text:p>1637,81183088719000000000</text:p>
          </table:table-cell>
          <table:table-cell office:value-type="float" office:value="1.011">
            <text:p>1,011</text:p>
          </table:table-cell>
        </table:table-row>
        <table:table-row table:style-name="ro2">
          <table:table-cell table:formula="of:=U/Res*(1-EXP(-Res/L*[.B110]))" office:value-type="float" office:value="1639.23553329259">
            <text:p>1639,23553329259000000000</text:p>
          </table:table-cell>
          <table:table-cell office:value-type="float" office:value="1.012">
            <text:p>1,012</text:p>
          </table:table-cell>
        </table:table-row>
        <table:table-row table:style-name="ro2">
          <table:table-cell table:formula="of:=U/Res*(1-EXP(-Res/L*[.B111]))" office:value-type="float" office:value="1640.65887981687">
            <text:p>1640,65887981687000000000</text:p>
          </table:table-cell>
          <table:table-cell office:value-type="float" office:value="1.013">
            <text:p>1,013</text:p>
          </table:table-cell>
        </table:table-row>
        <table:table-row table:style-name="ro2">
          <table:table-cell table:formula="of:=U/Res*(1-EXP(-Res/L*[.B112]))" office:value-type="float" office:value="1642.081870549">
            <text:p>1642,08187054900000000000</text:p>
          </table:table-cell>
          <table:table-cell office:value-type="float" office:value="1.014">
            <text:p>1,014</text:p>
          </table:table-cell>
        </table:table-row>
        <table:table-row table:style-name="ro2">
          <table:table-cell table:formula="of:=U/Res*(1-EXP(-Res/L*[.B113]))" office:value-type="float" office:value="1643.5045055779">
            <text:p>1643,50450557790000000000</text:p>
          </table:table-cell>
          <table:table-cell office:value-type="float" office:value="1.015">
            <text:p>1,015</text:p>
          </table:table-cell>
        </table:table-row>
        <table:table-row table:style-name="ro2">
          <table:table-cell table:formula="of:=U/Res*(1-EXP(-Res/L*[.B114]))" office:value-type="float" office:value="1644.92678499251">
            <text:p>1644,92678499251000000000</text:p>
          </table:table-cell>
          <table:table-cell office:value-type="float" office:value="1.016">
            <text:p>1,016</text:p>
          </table:table-cell>
        </table:table-row>
        <table:table-row table:style-name="ro2">
          <table:table-cell table:formula="of:=U/Res*(1-EXP(-Res/L*[.B115]))" office:value-type="float" office:value="1646.3487088817">
            <text:p>1646,34870888170000000000</text:p>
          </table:table-cell>
          <table:table-cell office:value-type="float" office:value="1.017">
            <text:p>1,017</text:p>
          </table:table-cell>
        </table:table-row>
        <table:table-row table:style-name="ro2">
          <table:table-cell table:formula="of:=U/Res*(1-EXP(-Res/L*[.B116]))" office:value-type="float" office:value="1647.77027733436">
            <text:p>1647,77027733436000000000</text:p>
          </table:table-cell>
          <table:table-cell office:value-type="float" office:value="1.018">
            <text:p>1,018</text:p>
          </table:table-cell>
        </table:table-row>
        <table:table-row table:style-name="ro2">
          <table:table-cell table:formula="of:=U/Res*(1-EXP(-Res/L*[.B117]))" office:value-type="float" office:value="1649.19149043931">
            <text:p>1649,19149043931000000000</text:p>
          </table:table-cell>
          <table:table-cell office:value-type="float" office:value="1.019">
            <text:p>1,019</text:p>
          </table:table-cell>
        </table:table-row>
        <table:table-row table:style-name="ro2">
          <table:table-cell table:formula="of:=U/Res*(1-EXP(-Res/L*[.B118]))" office:value-type="float" office:value="1650.61234828541">
            <text:p>1650,61234828541000000000</text:p>
          </table:table-cell>
          <table:table-cell office:value-type="float" office:value="1.02">
            <text:p>1,020</text:p>
          </table:table-cell>
        </table:table-row>
        <table:table-row table:style-name="ro2">
          <table:table-cell table:formula="of:=U/Res*(1-EXP(-Res/L*[.B119]))" office:value-type="float" office:value="1652.03285096144">
            <text:p>1652,03285096144000000000</text:p>
          </table:table-cell>
          <table:table-cell office:value-type="float" office:value="1.021">
            <text:p>1,021</text:p>
          </table:table-cell>
        </table:table-row>
        <table:table-row table:style-name="ro2">
          <table:table-cell table:formula="of:=U/Res*(1-EXP(-Res/L*[.B120]))" office:value-type="float" office:value="1653.45299855618">
            <text:p>1653,45299855618000000000</text:p>
          </table:table-cell>
          <table:table-cell office:value-type="float" office:value="1.022">
            <text:p>1,022</text:p>
          </table:table-cell>
        </table:table-row>
        <table:table-row table:style-name="ro2">
          <table:table-cell table:formula="of:=U/Res*(1-EXP(-Res/L*[.B121]))" office:value-type="float" office:value="1654.87279115841">
            <text:p>1654,87279115841000000000</text:p>
          </table:table-cell>
          <table:table-cell office:value-type="float" office:value="1.023">
            <text:p>1,023</text:p>
          </table:table-cell>
        </table:table-row>
        <table:table-row table:style-name="ro2">
          <table:table-cell table:formula="of:=U/Res*(1-EXP(-Res/L*[.B122]))" office:value-type="float" office:value="1656.29222885685">
            <text:p>1656,29222885685000000000</text:p>
          </table:table-cell>
          <table:table-cell office:value-type="float" office:value="1.024">
            <text:p>1,024</text:p>
          </table:table-cell>
        </table:table-row>
        <table:table-row table:style-name="ro2">
          <table:table-cell table:formula="of:=U/Res*(1-EXP(-Res/L*[.B123]))" office:value-type="float" office:value="1657.71131174021">
            <text:p>1657,71131174021000000000</text:p>
          </table:table-cell>
          <table:table-cell office:value-type="float" office:value="1.025">
            <text:p>1,025</text:p>
          </table:table-cell>
        </table:table-row>
        <table:table-row table:style-name="ro2">
          <table:table-cell table:formula="of:=U/Res*(1-EXP(-Res/L*[.B124]))" office:value-type="float" office:value="1659.1300398972">
            <text:p>1659,13003989720000000000</text:p>
          </table:table-cell>
          <table:table-cell office:value-type="float" office:value="1.026">
            <text:p>1,026</text:p>
          </table:table-cell>
        </table:table-row>
        <table:table-row table:style-name="ro2">
          <table:table-cell table:formula="of:=U/Res*(1-EXP(-Res/L*[.B125]))" office:value-type="float" office:value="1660.54841341648">
            <text:p>1660,54841341648000000000</text:p>
          </table:table-cell>
          <table:table-cell office:value-type="float" office:value="1.027">
            <text:p>1,027</text:p>
          </table:table-cell>
        </table:table-row>
        <table:table-row table:style-name="ro2">
          <table:table-cell table:formula="of:=U/Res*(1-EXP(-Res/L*[.B126]))" office:value-type="float" office:value="1661.96643238671">
            <text:p>1661,96643238671000000000</text:p>
          </table:table-cell>
          <table:table-cell office:value-type="float" office:value="1.028">
            <text:p>1,028</text:p>
          </table:table-cell>
        </table:table-row>
        <table:table-row table:style-name="ro2">
          <table:table-cell table:formula="of:=U/Res*(1-EXP(-Res/L*[.B127]))" office:value-type="float" office:value="1663.3840968965">
            <text:p>1663,38409689650000000000</text:p>
          </table:table-cell>
          <table:table-cell office:value-type="float" office:value="1.029">
            <text:p>1,029</text:p>
          </table:table-cell>
        </table:table-row>
        <table:table-row table:style-name="ro2">
          <table:table-cell table:formula="of:=U/Res*(1-EXP(-Res/L*[.B128]))" office:value-type="float" office:value="1664.80140703446">
            <text:p>1664,80140703446000000000</text:p>
          </table:table-cell>
          <table:table-cell office:value-type="float" office:value="1.03">
            <text:p>1,030</text:p>
          </table:table-cell>
        </table:table-row>
        <table:table-row table:style-name="ro2">
          <table:table-cell table:formula="of:=U/Res*(1-EXP(-Res/L*[.B129]))" office:value-type="float" office:value="1666.21836288917">
            <text:p>1666,21836288917000000000</text:p>
          </table:table-cell>
          <table:table-cell office:value-type="float" office:value="1.031">
            <text:p>1,031</text:p>
          </table:table-cell>
        </table:table-row>
        <table:table-row table:style-name="ro2">
          <table:table-cell table:formula="of:=U/Res*(1-EXP(-Res/L*[.B130]))" office:value-type="float" office:value="1667.63496454919">
            <text:p>1667,63496454919000000000</text:p>
          </table:table-cell>
          <table:table-cell office:value-type="float" office:value="1.032">
            <text:p>1,032</text:p>
          </table:table-cell>
        </table:table-row>
        <table:table-row table:style-name="ro2">
          <table:table-cell table:formula="of:=U/Res*(1-EXP(-Res/L*[.B131]))" office:value-type="float" office:value="1669.05121210307">
            <text:p>1669,05121210307000000000</text:p>
          </table:table-cell>
          <table:table-cell office:value-type="float" office:value="1.033">
            <text:p>1,033</text:p>
          </table:table-cell>
        </table:table-row>
        <table:table-row table:style-name="ro2">
          <table:table-cell table:formula="of:=U/Res*(1-EXP(-Res/L*[.B132]))" office:value-type="float" office:value="1670.46710563931">
            <text:p>1670,46710563931000000000</text:p>
          </table:table-cell>
          <table:table-cell office:value-type="float" office:value="1.034">
            <text:p>1,034</text:p>
          </table:table-cell>
        </table:table-row>
        <table:table-row table:style-name="ro2">
          <table:table-cell table:formula="of:=U/Res*(1-EXP(-Res/L*[.B133]))" office:value-type="float" office:value="1671.88264524641">
            <text:p>1671,88264524641000000000</text:p>
          </table:table-cell>
          <table:table-cell office:value-type="float" office:value="1.035">
            <text:p>1,035</text:p>
          </table:table-cell>
        </table:table-row>
        <table:table-row table:style-name="ro2">
          <table:table-cell table:formula="of:=U/Res*(1-EXP(-Res/L*[.B134]))" office:value-type="float" office:value="1673.29783101284">
            <text:p>1673,29783101284000000000</text:p>
          </table:table-cell>
          <table:table-cell office:value-type="float" office:value="1.036">
            <text:p>1,036</text:p>
          </table:table-cell>
        </table:table-row>
        <table:table-row table:style-name="ro2">
          <table:table-cell table:formula="of:=U/Res*(1-EXP(-Res/L*[.B135]))" office:value-type="float" office:value="1674.71266302705">
            <text:p>1674,71266302705000000000</text:p>
          </table:table-cell>
          <table:table-cell office:value-type="float" office:value="1.037">
            <text:p>1,037</text:p>
          </table:table-cell>
        </table:table-row>
        <table:table-row table:style-name="ro2">
          <table:table-cell table:formula="of:=U/Res*(1-EXP(-Res/L*[.B136]))" office:value-type="float" office:value="1676.12714137747">
            <text:p>1676,12714137747000000000</text:p>
          </table:table-cell>
          <table:table-cell office:value-type="float" office:value="1.038">
            <text:p>1,038</text:p>
          </table:table-cell>
        </table:table-row>
        <table:table-row table:style-name="ro2">
          <table:table-cell table:formula="of:=U/Res*(1-EXP(-Res/L*[.B137]))" office:value-type="float" office:value="1677.54126615249">
            <text:p>1677,54126615249000000000</text:p>
          </table:table-cell>
          <table:table-cell office:value-type="float" office:value="1.039">
            <text:p>1,039</text:p>
          </table:table-cell>
        </table:table-row>
        <table:table-row table:style-name="ro2">
          <table:table-cell table:formula="of:=U/Res*(1-EXP(-Res/L*[.B138]))" office:value-type="float" office:value="1678.95503744051">
            <text:p>1678,95503744051000000000</text:p>
          </table:table-cell>
          <table:table-cell office:value-type="float" office:value="1.04">
            <text:p>1,040</text:p>
          </table:table-cell>
        </table:table-row>
        <table:table-row table:style-name="ro2">
          <table:table-cell table:formula="of:=U/Res*(1-EXP(-Res/L*[.B139]))" office:value-type="float" office:value="1680.36845532989">
            <text:p>1680,36845532989000000000</text:p>
          </table:table-cell>
          <table:table-cell office:value-type="float" office:value="1.041">
            <text:p>1,041</text:p>
          </table:table-cell>
        </table:table-row>
        <table:table-row table:style-name="ro2">
          <table:table-cell table:formula="of:=U/Res*(1-EXP(-Res/L*[.B140]))" office:value-type="float" office:value="1681.78151990896">
            <text:p>1681,78151990896000000000</text:p>
          </table:table-cell>
          <table:table-cell office:value-type="float" office:value="1.042">
            <text:p>1,042</text:p>
          </table:table-cell>
        </table:table-row>
        <table:table-row table:style-name="ro2">
          <table:table-cell table:formula="of:=U/Res*(1-EXP(-Res/L*[.B141]))" office:value-type="float" office:value="1683.19423126604">
            <text:p>1683,19423126604000000000</text:p>
          </table:table-cell>
          <table:table-cell office:value-type="float" office:value="1.043">
            <text:p>1,043</text:p>
          </table:table-cell>
        </table:table-row>
        <table:table-row table:style-name="ro2">
          <table:table-cell table:formula="of:=U/Res*(1-EXP(-Res/L*[.B142]))" office:value-type="float" office:value="1684.60658948942">
            <text:p>1684,60658948942000000000</text:p>
          </table:table-cell>
          <table:table-cell office:value-type="float" office:value="1.044">
            <text:p>1,044</text:p>
          </table:table-cell>
        </table:table-row>
        <table:table-row table:style-name="ro2">
          <table:table-cell table:formula="of:=U/Res*(1-EXP(-Res/L*[.B143]))" office:value-type="float" office:value="1686.01859466738">
            <text:p>1686,01859466738000000000</text:p>
          </table:table-cell>
          <table:table-cell office:value-type="float" office:value="1.045">
            <text:p>1,045</text:p>
          </table:table-cell>
        </table:table-row>
        <table:table-row table:style-name="ro2">
          <table:table-cell table:formula="of:=U/Res*(1-EXP(-Res/L*[.B144]))" office:value-type="float" office:value="1687.43024688817">
            <text:p>1687,43024688817000000000</text:p>
          </table:table-cell>
          <table:table-cell office:value-type="float" office:value="1.046">
            <text:p>1,046</text:p>
          </table:table-cell>
        </table:table-row>
        <table:table-row table:style-name="ro2">
          <table:table-cell table:formula="of:=U/Res*(1-EXP(-Res/L*[.B145]))" office:value-type="float" office:value="1688.84154624001">
            <text:p>1688,84154624001000000000</text:p>
          </table:table-cell>
          <table:table-cell office:value-type="float" office:value="1.047">
            <text:p>1,047</text:p>
          </table:table-cell>
        </table:table-row>
        <table:table-row table:style-name="ro2">
          <table:table-cell table:formula="of:=U/Res*(1-EXP(-Res/L*[.B146]))" office:value-type="float" office:value="1690.25249281111">
            <text:p>1690,25249281111000000000</text:p>
          </table:table-cell>
          <table:table-cell office:value-type="float" office:value="1.048">
            <text:p>1,048</text:p>
          </table:table-cell>
        </table:table-row>
        <table:table-row table:style-name="ro2">
          <table:table-cell table:formula="of:=U/Res*(1-EXP(-Res/L*[.B147]))" office:value-type="float" office:value="1691.66308668966">
            <text:p>1691,66308668966000000000</text:p>
          </table:table-cell>
          <table:table-cell office:value-type="float" office:value="1.049">
            <text:p>1,049</text:p>
          </table:table-cell>
        </table:table-row>
        <table:table-row table:style-name="ro2">
          <table:table-cell table:formula="of:=U/Res*(1-EXP(-Res/L*[.B148]))" office:value-type="float" office:value="1693.07332796382">
            <text:p>1693,07332796382000000000</text:p>
          </table:table-cell>
          <table:table-cell office:value-type="float" office:value="1.05">
            <text:p>1,050</text:p>
          </table:table-cell>
        </table:table-row>
        <table:table-row table:style-name="ro2">
          <table:table-cell table:formula="of:=U/Res*(1-EXP(-Res/L*[.B149]))" office:value-type="float" office:value="1694.48321672172">
            <text:p>1694,48321672172000000000</text:p>
          </table:table-cell>
          <table:table-cell office:value-type="float" office:value="1.051">
            <text:p>1,051</text:p>
          </table:table-cell>
        </table:table-row>
        <table:table-row table:style-name="ro2">
          <table:table-cell table:formula="of:=U/Res*(1-EXP(-Res/L*[.B150]))" office:value-type="float" office:value="1695.89275305149">
            <text:p>1695,89275305149000000000</text:p>
          </table:table-cell>
          <table:table-cell office:value-type="float" office:value="1.052">
            <text:p>1,052</text:p>
          </table:table-cell>
        </table:table-row>
        <table:table-row table:style-name="ro2">
          <table:table-cell table:formula="of:=U/Res*(1-EXP(-Res/L*[.B151]))" office:value-type="float" office:value="1697.30193704122">
            <text:p>1697,30193704122000000000</text:p>
          </table:table-cell>
          <table:table-cell office:value-type="float" office:value="1.053">
            <text:p>1,053</text:p>
          </table:table-cell>
        </table:table-row>
        <table:table-row table:style-name="ro2">
          <table:table-cell table:formula="of:=U/Res*(1-EXP(-Res/L*[.B152]))" office:value-type="float" office:value="1698.71076877899">
            <text:p>1698,71076877899000000000</text:p>
          </table:table-cell>
          <table:table-cell office:value-type="float" office:value="1.054">
            <text:p>1,054</text:p>
          </table:table-cell>
        </table:table-row>
        <table:table-row table:style-name="ro2">
          <table:table-cell table:formula="of:=U/Res*(1-EXP(-Res/L*[.B153]))" office:value-type="float" office:value="1700.11924835285">
            <text:p>1700,11924835285000000000</text:p>
          </table:table-cell>
          <table:table-cell office:value-type="float" office:value="1.055">
            <text:p>1,055</text:p>
          </table:table-cell>
        </table:table-row>
        <table:table-row table:style-name="ro2">
          <table:table-cell table:formula="of:=U/Res*(1-EXP(-Res/L*[.B154]))" office:value-type="float" office:value="1701.52737585082">
            <text:p>1701,52737585082000000000</text:p>
          </table:table-cell>
          <table:table-cell office:value-type="float" office:value="1.056">
            <text:p>1,056</text:p>
          </table:table-cell>
        </table:table-row>
        <table:table-row table:style-name="ro2">
          <table:table-cell table:formula="of:=U/Res*(1-EXP(-Res/L*[.B155]))" office:value-type="float" office:value="1702.93515136092">
            <text:p>1702,93515136092000000000</text:p>
          </table:table-cell>
          <table:table-cell office:value-type="float" office:value="1.057">
            <text:p>1,057</text:p>
          </table:table-cell>
        </table:table-row>
        <table:table-row table:style-name="ro2">
          <table:table-cell table:formula="of:=U/Res*(1-EXP(-Res/L*[.B156]))" office:value-type="float" office:value="1704.34257497113">
            <text:p>1704,34257497113000000000</text:p>
          </table:table-cell>
          <table:table-cell office:value-type="float" office:value="1.058">
            <text:p>1,058</text:p>
          </table:table-cell>
        </table:table-row>
        <table:table-row table:style-name="ro2">
          <table:table-cell table:formula="of:=U/Res*(1-EXP(-Res/L*[.B157]))" office:value-type="float" office:value="1705.74964676942">
            <text:p>1705,74964676942000000000</text:p>
          </table:table-cell>
          <table:table-cell office:value-type="float" office:value="1.059">
            <text:p>1,059</text:p>
          </table:table-cell>
        </table:table-row>
        <table:table-row table:style-name="ro2">
          <table:table-cell table:formula="of:=U/Res*(1-EXP(-Res/L*[.B158]))" office:value-type="float" office:value="1707.15636684373">
            <text:p>1707,15636684373000000000</text:p>
          </table:table-cell>
          <table:table-cell office:value-type="float" office:value="1.06">
            <text:p>1,060</text:p>
          </table:table-cell>
        </table:table-row>
        <table:table-row table:style-name="ro2">
          <table:table-cell table:formula="of:=U/Res*(1-EXP(-Res/L*[.B159]))" office:value-type="float" office:value="1708.56273528197">
            <text:p>1708,56273528197000000000</text:p>
          </table:table-cell>
          <table:table-cell office:value-type="float" office:value="1.061">
            <text:p>1,061</text:p>
          </table:table-cell>
        </table:table-row>
        <table:table-row table:style-name="ro2">
          <table:table-cell table:formula="of:=U/Res*(1-EXP(-Res/L*[.B160]))" office:value-type="float" office:value="1709.96875217205">
            <text:p>1709,96875217205000000000</text:p>
          </table:table-cell>
          <table:table-cell office:value-type="float" office:value="1.062">
            <text:p>1,062</text:p>
          </table:table-cell>
        </table:table-row>
        <table:table-row table:style-name="ro2">
          <table:table-cell table:formula="of:=U/Res*(1-EXP(-Res/L*[.B161]))" office:value-type="float" office:value="1711.37441760184">
            <text:p>1711,37441760184000000000</text:p>
          </table:table-cell>
          <table:table-cell office:value-type="float" office:value="1.063">
            <text:p>1,063</text:p>
          </table:table-cell>
        </table:table-row>
        <table:table-row table:style-name="ro2">
          <table:table-cell table:formula="of:=U/Res*(1-EXP(-Res/L*[.B162]))" office:value-type="float" office:value="1712.77973165919">
            <text:p>1712,77973165919000000000</text:p>
          </table:table-cell>
          <table:table-cell office:value-type="float" office:value="1.064">
            <text:p>1,064</text:p>
          </table:table-cell>
        </table:table-row>
        <table:table-row table:style-name="ro2">
          <table:table-cell table:formula="of:=U/Res*(1-EXP(-Res/L*[.B163]))" office:value-type="float" office:value="1714.18469443195">
            <text:p>1714,18469443195000000000</text:p>
          </table:table-cell>
          <table:table-cell office:value-type="float" office:value="1.065">
            <text:p>1,065</text:p>
          </table:table-cell>
        </table:table-row>
        <table:table-row table:style-name="ro2">
          <table:table-cell table:formula="of:=U/Res*(1-EXP(-Res/L*[.B164]))" office:value-type="float" office:value="1715.58930600791">
            <text:p>1715,58930600791000000000</text:p>
          </table:table-cell>
          <table:table-cell office:value-type="float" office:value="1.066">
            <text:p>1,066</text:p>
          </table:table-cell>
        </table:table-row>
        <table:table-row table:style-name="ro2">
          <table:table-cell table:formula="of:=U/Res*(1-EXP(-Res/L*[.B165]))" office:value-type="float" office:value="1716.99356647487">
            <text:p>1716,99356647487000000000</text:p>
          </table:table-cell>
          <table:table-cell office:value-type="float" office:value="1.067">
            <text:p>1,067</text:p>
          </table:table-cell>
        </table:table-row>
        <table:table-row table:style-name="ro2">
          <table:table-cell table:formula="of:=U/Res*(1-EXP(-Res/L*[.B166]))" office:value-type="float" office:value="1718.39747592059">
            <text:p>1718,39747592059000000000</text:p>
          </table:table-cell>
          <table:table-cell office:value-type="float" office:value="1.068">
            <text:p>1,068</text:p>
          </table:table-cell>
        </table:table-row>
        <table:table-row table:style-name="ro2">
          <table:table-cell table:formula="of:=U/Res*(1-EXP(-Res/L*[.B167]))" office:value-type="float" office:value="1719.80103443282">
            <text:p>1719,80103443282000000000</text:p>
          </table:table-cell>
          <table:table-cell office:value-type="float" office:value="1.069">
            <text:p>1,069</text:p>
          </table:table-cell>
        </table:table-row>
        <table:table-row table:style-name="ro2">
          <table:table-cell table:formula="of:=U/Res*(1-EXP(-Res/L*[.B168]))" office:value-type="float" office:value="1721.20424209928">
            <text:p>1721,20424209928000000000</text:p>
          </table:table-cell>
          <table:table-cell office:value-type="float" office:value="1.07">
            <text:p>1,070</text:p>
          </table:table-cell>
        </table:table-row>
        <table:table-row table:style-name="ro2">
          <table:table-cell table:formula="of:=U/Res*(1-EXP(-Res/L*[.B169]))" office:value-type="float" office:value="1722.60709900767">
            <text:p>1722,60709900767000000000</text:p>
          </table:table-cell>
          <table:table-cell office:value-type="float" office:value="1.071">
            <text:p>1,071</text:p>
          </table:table-cell>
        </table:table-row>
        <table:table-row table:style-name="ro2">
          <table:table-cell table:formula="of:=U/Res*(1-EXP(-Res/L*[.B170]))" office:value-type="float" office:value="1724.00960524566">
            <text:p>1724,00960524566000000000</text:p>
          </table:table-cell>
          <table:table-cell office:value-type="float" office:value="1.072">
            <text:p>1,072</text:p>
          </table:table-cell>
        </table:table-row>
        <table:table-row table:style-name="ro2">
          <table:table-cell table:formula="of:=U/Res*(1-EXP(-Res/L*[.B171]))" office:value-type="float" office:value="1725.41176090093">
            <text:p>1725,41176090093000000000</text:p>
          </table:table-cell>
          <table:table-cell office:value-type="float" office:value="1.073">
            <text:p>1,073</text:p>
          </table:table-cell>
        </table:table-row>
        <table:table-row table:style-name="ro2">
          <table:table-cell table:formula="of:=U/Res*(1-EXP(-Res/L*[.B172]))" office:value-type="float" office:value="2885.44182877402">
            <text:p>2885,44182877402000000000</text:p>
          </table:table-cell>
          <table:table-cell office:value-type="float" office:value="2">
            <text:p>2,000</text:p>
          </table:table-cell>
        </table:table-row>
        <table:table-row table:style-name="ro2">
          <table:table-cell table:formula="of:=U/Res*(1-EXP(-Res/L*[.B173]))" office:value-type="float" office:value="2886.55366266513">
            <text:p>2886,55366266513000000000</text:p>
          </table:table-cell>
          <table:table-cell office:value-type="float" office:value="2.001">
            <text:p>2,001</text:p>
          </table:table-cell>
        </table:table-row>
        <table:table-row table:style-name="ro2">
          <table:table-cell table:formula="of:=U/Res*(1-EXP(-Res/L*[.B174]))" office:value-type="float" office:value="2887.66521863252">
            <text:p>2887,66521863252000000000</text:p>
          </table:table-cell>
          <table:table-cell office:value-type="float" office:value="2.002">
            <text:p>2,002</text:p>
          </table:table-cell>
        </table:table-row>
        <table:table-row table:style-name="ro2">
          <table:table-cell table:formula="of:=U/Res*(1-EXP(-Res/L*[.B175]))" office:value-type="float" office:value="2888.77649674564">
            <text:p>2888,77649674564000000000</text:p>
          </table:table-cell>
          <table:table-cell office:value-type="float" office:value="2.003">
            <text:p>2,003</text:p>
          </table:table-cell>
        </table:table-row>
        <table:table-row table:style-name="ro2">
          <table:table-cell table:formula="of:=U/Res*(1-EXP(-Res/L*[.B176]))" office:value-type="float" office:value="2889.88749707396">
            <text:p>2889,88749707396000000000</text:p>
          </table:table-cell>
          <table:table-cell office:value-type="float" office:value="2.004">
            <text:p>2,004</text:p>
          </table:table-cell>
        </table:table-row>
        <table:table-row table:style-name="ro2">
          <table:table-cell table:formula="of:=U/Res*(1-EXP(-Res/L*[.B177]))" office:value-type="float" office:value="2890.99821968691">
            <text:p>2890,99821968691000000000</text:p>
          </table:table-cell>
          <table:table-cell office:value-type="float" office:value="2.005">
            <text:p>2,005</text:p>
          </table:table-cell>
        </table:table-row>
        <table:table-row table:style-name="ro2">
          <table:table-cell table:formula="of:=U/Res*(1-EXP(-Res/L*[.B178]))" office:value-type="float" office:value="2892.10866465392">
            <text:p>2892,10866465392000000000</text:p>
          </table:table-cell>
          <table:table-cell office:value-type="float" office:value="2.006">
            <text:p>2,006</text:p>
          </table:table-cell>
        </table:table-row>
        <table:table-row table:style-name="ro2">
          <table:table-cell table:formula="of:=U/Res*(1-EXP(-Res/L*[.B179]))" office:value-type="float" office:value="2893.21883204438">
            <text:p>2893,21883204438000000000</text:p>
          </table:table-cell>
          <table:table-cell office:value-type="float" office:value="2.007">
            <text:p>2,007</text:p>
          </table:table-cell>
        </table:table-row>
        <table:table-row table:style-name="ro2">
          <table:table-cell table:formula="of:=U/Res*(1-EXP(-Res/L*[.B180]))" office:value-type="float" office:value="2894.32872192769">
            <text:p>2894,32872192769000000000</text:p>
          </table:table-cell>
          <table:table-cell office:value-type="float" office:value="2.008">
            <text:p>2,008</text:p>
          </table:table-cell>
        </table:table-row>
        <table:table-row table:style-name="ro2">
          <table:table-cell table:formula="of:=U/Res*(1-EXP(-Res/L*[.B181]))" office:value-type="float" office:value="2895.43833437321">
            <text:p>2895,43833437321000000000</text:p>
          </table:table-cell>
          <table:table-cell office:value-type="float" office:value="2.009">
            <text:p>2,009</text:p>
          </table:table-cell>
        </table:table-row>
        <table:table-row table:style-name="ro2">
          <table:table-cell table:formula="of:=U/Res*(1-EXP(-Res/L*[.B182]))" office:value-type="float" office:value="2896.54766945028">
            <text:p>2896,54766945028000000000</text:p>
          </table:table-cell>
          <table:table-cell office:value-type="float" office:value="2.01">
            <text:p>2,010</text:p>
          </table:table-cell>
        </table:table-row>
        <table:table-row table:style-name="ro2">
          <table:table-cell table:formula="of:=U/Res*(1-EXP(-Res/L*[.B183]))" office:value-type="float" office:value="2897.65672722825">
            <text:p>2897,65672722825000000000</text:p>
          </table:table-cell>
          <table:table-cell office:value-type="float" office:value="2.011">
            <text:p>2,011</text:p>
          </table:table-cell>
        </table:table-row>
        <table:table-row table:style-name="ro2">
          <table:table-cell table:formula="of:=U/Res*(1-EXP(-Res/L*[.B184]))" office:value-type="float" office:value="2898.76550777644">
            <text:p>2898,76550777644000000000</text:p>
          </table:table-cell>
          <table:table-cell office:value-type="float" office:value="2.012">
            <text:p>2,012</text:p>
          </table:table-cell>
        </table:table-row>
        <table:table-row table:style-name="ro2">
          <table:table-cell table:formula="of:=U/Res*(1-EXP(-Res/L*[.B185]))" office:value-type="float" office:value="2899.87401116413">
            <text:p>2899,87401116413000000000</text:p>
          </table:table-cell>
          <table:table-cell office:value-type="float" office:value="2.013">
            <text:p>2,013</text:p>
          </table:table-cell>
        </table:table-row>
        <table:table-row table:style-name="ro2">
          <table:table-cell table:formula="of:=U/Res*(1-EXP(-Res/L*[.B186]))" office:value-type="float" office:value="2900.98223746061">
            <text:p>2900,98223746061000000000</text:p>
          </table:table-cell>
          <table:table-cell office:value-type="float" office:value="2.014">
            <text:p>2,014</text:p>
          </table:table-cell>
        </table:table-row>
        <table:table-row table:style-name="ro2">
          <table:table-cell table:formula="of:=U/Res*(1-EXP(-Res/L*[.B187]))" office:value-type="float" office:value="2902.09018673515">
            <text:p>2902,09018673515000000000</text:p>
          </table:table-cell>
          <table:table-cell office:value-type="float" office:value="2.015">
            <text:p>2,015</text:p>
          </table:table-cell>
        </table:table-row>
        <table:table-row table:style-name="ro2">
          <table:table-cell table:formula="of:=U/Res*(1-EXP(-Res/L*[.B188]))" office:value-type="float" office:value="2903.19785905699">
            <text:p>2903,19785905699000000000</text:p>
          </table:table-cell>
          <table:table-cell office:value-type="float" office:value="2.016">
            <text:p>2,016</text:p>
          </table:table-cell>
        </table:table-row>
        <table:table-row table:style-name="ro2">
          <table:table-cell table:formula="of:=U/Res*(1-EXP(-Res/L*[.B189]))" office:value-type="float" office:value="2904.30525449536">
            <text:p>2904,30525449536000000000</text:p>
          </table:table-cell>
          <table:table-cell office:value-type="float" office:value="2.017">
            <text:p>2,017</text:p>
          </table:table-cell>
        </table:table-row>
        <table:table-row table:style-name="ro2">
          <table:table-cell table:formula="of:=U/Res*(1-EXP(-Res/L*[.B190]))" office:value-type="float" office:value="2905.41237311948">
            <text:p>2905,41237311948000000000</text:p>
          </table:table-cell>
          <table:table-cell office:value-type="float" office:value="2.018">
            <text:p>2,018</text:p>
          </table:table-cell>
        </table:table-row>
        <table:table-row table:style-name="ro2">
          <table:table-cell table:formula="of:=U/Res*(1-EXP(-Res/L*[.B191]))" office:value-type="float" office:value="2906.51921499853">
            <text:p>2906,51921499853000000000</text:p>
          </table:table-cell>
          <table:table-cell office:value-type="float" office:value="2.019">
            <text:p>2,019</text:p>
          </table:table-cell>
        </table:table-row>
        <table:table-row table:style-name="ro2">
          <table:table-cell table:formula="of:=U/Res*(1-EXP(-Res/L*[.B192]))" office:value-type="float" office:value="2907.6257802017">
            <text:p>2907,62578020170000000000</text:p>
          </table:table-cell>
          <table:table-cell office:value-type="float" office:value="2.02">
            <text:p>2,020</text:p>
          </table:table-cell>
        </table:table-row>
        <table:table-row table:style-name="ro2">
          <table:table-cell table:formula="of:=U/Res*(1-EXP(-Res/L*[.B193]))" office:value-type="float" office:value="2908.73206879815">
            <text:p>2908,73206879815000000000</text:p>
          </table:table-cell>
          <table:table-cell office:value-type="float" office:value="2.021">
            <text:p>2,021</text:p>
          </table:table-cell>
        </table:table-row>
        <table:table-row table:style-name="ro2">
          <table:table-cell table:formula="of:=U/Res*(1-EXP(-Res/L*[.B194]))" office:value-type="float" office:value="2885.44182877402">
            <text:p>2885,44182877402000000000</text:p>
          </table:table-cell>
          <table:table-cell office:value-type="float" office:value="2">
            <text:p>2,000</text:p>
          </table:table-cell>
        </table:table-row>
        <table:table-row table:style-name="ro2">
          <table:table-cell table:formula="of:=U/Res*(1-EXP(-Res/L*[.B195]))" office:value-type="float" office:value="2886.55366266513">
            <text:p>2886,55366266513000000000</text:p>
          </table:table-cell>
          <table:table-cell office:value-type="float" office:value="2.001">
            <text:p>2,001</text:p>
          </table:table-cell>
        </table:table-row>
        <table:table-row table:style-name="ro2">
          <table:table-cell table:formula="of:=U/Res*(1-EXP(-Res/L*[.B196]))" office:value-type="float" office:value="2887.66521863252">
            <text:p>2887,66521863252000000000</text:p>
          </table:table-cell>
          <table:table-cell office:value-type="float" office:value="2.002">
            <text:p>2,002</text:p>
          </table:table-cell>
        </table:table-row>
        <table:table-row table:style-name="ro2">
          <table:table-cell table:formula="of:=U/Res*(1-EXP(-Res/L*[.B197]))" office:value-type="float" office:value="2888.77649674564">
            <text:p>2888,77649674564000000000</text:p>
          </table:table-cell>
          <table:table-cell office:value-type="float" office:value="2.003">
            <text:p>2,003</text:p>
          </table:table-cell>
        </table:table-row>
        <table:table-row table:style-name="ro2">
          <table:table-cell table:formula="of:=U/Res*(1-EXP(-Res/L*[.B198]))" office:value-type="float" office:value="2889.88749707396">
            <text:p>2889,88749707396000000000</text:p>
          </table:table-cell>
          <table:table-cell office:value-type="float" office:value="2.004">
            <text:p>2,004</text:p>
          </table:table-cell>
        </table:table-row>
        <table:table-row table:style-name="ro2">
          <table:table-cell table:formula="of:=U/Res*(1-EXP(-Res/L*[.B199]))" office:value-type="float" office:value="2890.99821968691">
            <text:p>2890,99821968691000000000</text:p>
          </table:table-cell>
          <table:table-cell office:value-type="float" office:value="2.005">
            <text:p>2,005</text:p>
          </table:table-cell>
        </table:table-row>
        <table:table-row table:style-name="ro2">
          <table:table-cell table:formula="of:=U/Res*(1-EXP(-Res/L*[.B200]))" office:value-type="float" office:value="2892.10866465392">
            <text:p>2892,10866465392000000000</text:p>
          </table:table-cell>
          <table:table-cell office:value-type="float" office:value="2.006">
            <text:p>2,006</text:p>
          </table:table-cell>
        </table:table-row>
        <table:table-row table:style-name="ro2">
          <table:table-cell table:formula="of:=U/Res*(1-EXP(-Res/L*[.B201]))" office:value-type="float" office:value="2893.21883204438">
            <text:p>2893,21883204438000000000</text:p>
          </table:table-cell>
          <table:table-cell office:value-type="float" office:value="2.007">
            <text:p>2,007</text:p>
          </table:table-cell>
        </table:table-row>
        <table:table-row table:style-name="ro2">
          <table:table-cell table:formula="of:=U/Res*(1-EXP(-Res/L*[.B202]))" office:value-type="float" office:value="2894.32872192769">
            <text:p>2894,32872192769000000000</text:p>
          </table:table-cell>
          <table:table-cell office:value-type="float" office:value="2.008">
            <text:p>2,008</text:p>
          </table:table-cell>
        </table:table-row>
        <table:table-row table:style-name="ro2">
          <table:table-cell table:formula="of:=U/Res*(1-EXP(-Res/L*[.B203]))" office:value-type="float" office:value="2895.43833437321">
            <text:p>2895,43833437321000000000</text:p>
          </table:table-cell>
          <table:table-cell office:value-type="float" office:value="2.009">
            <text:p>2,009</text:p>
          </table:table-cell>
        </table:table-row>
        <table:table-row table:style-name="ro2">
          <table:table-cell table:formula="of:=U/Res*(1-EXP(-Res/L*[.B204]))" office:value-type="float" office:value="2896.54766945028">
            <text:p>2896,54766945028000000000</text:p>
          </table:table-cell>
          <table:table-cell office:value-type="float" office:value="2.01">
            <text:p>2,010</text:p>
          </table:table-cell>
        </table:table-row>
        <table:table-row table:style-name="ro2">
          <table:table-cell table:formula="of:=U/Res*(1-EXP(-Res/L*[.B205]))" office:value-type="float" office:value="2897.65672722825">
            <text:p>2897,65672722825000000000</text:p>
          </table:table-cell>
          <table:table-cell office:value-type="float" office:value="2.011">
            <text:p>2,011</text:p>
          </table:table-cell>
        </table:table-row>
        <table:table-row table:style-name="ro2">
          <table:table-cell table:formula="of:=U/Res*(1-EXP(-Res/L*[.B206]))" office:value-type="float" office:value="2898.76550777644">
            <text:p>2898,76550777644000000000</text:p>
          </table:table-cell>
          <table:table-cell office:value-type="float" office:value="2.012">
            <text:p>2,012</text:p>
          </table:table-cell>
        </table:table-row>
        <table:table-row table:style-name="ro2">
          <table:table-cell table:formula="of:=U/Res*(1-EXP(-Res/L*[.B207]))" office:value-type="float" office:value="2899.87401116413">
            <text:p>2899,87401116413000000000</text:p>
          </table:table-cell>
          <table:table-cell office:value-type="float" office:value="2.013">
            <text:p>2,013</text:p>
          </table:table-cell>
        </table:table-row>
        <table:table-row table:style-name="ro2">
          <table:table-cell table:formula="of:=U/Res*(1-EXP(-Res/L*[.B208]))" office:value-type="float" office:value="2900.98223746061">
            <text:p>2900,98223746061000000000</text:p>
          </table:table-cell>
          <table:table-cell office:value-type="float" office:value="2.014">
            <text:p>2,014</text:p>
          </table:table-cell>
        </table:table-row>
        <table:table-row table:style-name="ro2">
          <table:table-cell table:formula="of:=U/Res*(1-EXP(-Res/L*[.B209]))" office:value-type="float" office:value="2902.09018673515">
            <text:p>2902,09018673515000000000</text:p>
          </table:table-cell>
          <table:table-cell office:value-type="float" office:value="2.015">
            <text:p>2,015</text:p>
          </table:table-cell>
        </table:table-row>
        <table:table-row table:style-name="ro2">
          <table:table-cell table:formula="of:=U/Res*(1-EXP(-Res/L*[.B210]))" office:value-type="float" office:value="2903.19785905699">
            <text:p>2903,19785905699000000000</text:p>
          </table:table-cell>
          <table:table-cell office:value-type="float" office:value="2.016">
            <text:p>2,016</text:p>
          </table:table-cell>
        </table:table-row>
        <table:table-row table:style-name="ro2">
          <table:table-cell table:formula="of:=U/Res*(1-EXP(-Res/L*[.B211]))" office:value-type="float" office:value="2904.30525449536">
            <text:p>2904,30525449536000000000</text:p>
          </table:table-cell>
          <table:table-cell office:value-type="float" office:value="2.017">
            <text:p>2,017</text:p>
          </table:table-cell>
        </table:table-row>
        <table:table-row table:style-name="ro2">
          <table:table-cell table:formula="of:=U/Res*(1-EXP(-Res/L*[.B212]))" office:value-type="float" office:value="2905.41237311948">
            <text:p>2905,41237311948000000000</text:p>
          </table:table-cell>
          <table:table-cell office:value-type="float" office:value="2.018">
            <text:p>2,018</text:p>
          </table:table-cell>
        </table:table-row>
      </table:table>
      <table:named-expressions>
        <table:named-range table:name="U" table:base-cell-address="$'LR circuit'.$G$5" table:cell-range-address="$'LR circuit'.$G$5"/>
        <table:named-range table:name="Res" table:base-cell-address="$'LR circuit'.$G$6" table:cell-range-address="$'LR circuit'.$G$6"/>
        <table:named-range table:name="tau" table:base-cell-address="$'LR circuit'.$G$8" table:cell-range-address="$'LR circuit'.$G$8"/>
        <table:named-range table:name="L" table:base-cell-address="$'LR circuit'.$G$7" table:cell-range-address="$'LR circuit'.$G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20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/01/2011</text:date>, <text:time>20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nnick HEINRICH</meta:initial-creator>
    <meta:creation-date>2011-01-14T09:44:49.48</meta:creation-date>
    <dc:date>2011-01-14T20:04:43</dc:date>
    <dc:creator>HEINRICH Yannick</dc:creator>
    <meta:editing-duration>PT02H26M34S</meta:editing-duration>
    <meta:editing-cycles>21</meta:editing-cycles>
    <meta:generator>OpenOffice.org/3.2$Linux OpenOffice.org_project/320m19$Build-9505</meta:generator>
    <meta:document-statistic meta:table-count="2" meta:cell-count="433" meta:object-count="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U</mi>
              <mi mathvariant="normal">=</mi>
              <mi>L</mi>
            </mrow>
            <mrow>
              <mfrac>
                <mi mathvariant="italic">di</mi>
                <mi mathvariant="italic">dt</mi>
              </mfrac>
              <mo stretchy="false">+</mo>
              <mi>R</mi>
            </mrow>
            <mn>.</mn>
            <mi>i</mi>
            <mrow>
              <mo stretchy="false">(</mo>
              <mi>t</mi>
              <mo stretchy="false">)</mo>
            </mrow>
          </mrow>
        </mtd>
      </mtr>
      <mtr>
        <mtd>
          <mrow>
            <mo stretchy="false">→</mo>
            <mi>i</mi>
            <mrow>
              <mrow>
                <mo stretchy="false">(</mo>
                <mi>t</mi>
                <mo stretchy="false">)</mo>
              </mrow>
              <mi mathvariant="normal">=</mi>
              <mfrac>
                <mi>U</mi>
                <mi>L</mi>
              </mfrac>
            </mrow>
            <mrow>
              <mo stretchy="false">(</mo>
              <mrow>
                <mn>1</mn>
                <mi mathvariant="normal">−</mi>
                <msup>
                  <mi mathvariant="normal">e</mi>
                  <mrow>
                    <mfrac>
                      <mrow>
                        <mi mathvariant="normal">−</mi>
                        <mi>R</mi>
                      </mrow>
                      <mi>L</mi>
                    </mfrac>
                    <mi>t</mi>
                  </mrow>
                </msup>
              </mrow>
              <mo stretchy="false">)</mo>
            </mrow>
          </mrow>
        </mtd>
      </mtr>
      <mtr>
        <mtd>
          <mrow>
            <mo stretchy="false">→</mo>
            <mi>i</mi>
            <mrow>
              <mrow>
                <mo stretchy="false">(</mo>
                <mi>t</mi>
                <mo stretchy="false">)</mo>
              </mrow>
              <mi mathvariant="normal">=</mi>
              <mfrac>
                <mi>U</mi>
                <mi>L</mi>
              </mfrac>
            </mrow>
            <mrow>
              <mo stretchy="false">(</mo>
              <mrow>
                <mn>1</mn>
                <mi mathvariant="normal">−</mi>
                <msup>
                  <mi mathvariant="normal">e</mi>
                  <mfrac>
                    <mrow>
                      <mi mathvariant="normal">−</mi>
                      <mi>t</mi>
                    </mrow>
                    <mo stretchy="false">τ</mo>
                  </mfrac>
                </msup>
              </mrow>
              <mo stretchy="false">)</mo>
            </mrow>
          </mrow>
        </mtd>
      </mtr>
    </mtable>
    <annotation encoding="StarMath 5.0">U = L di over dt + R . i(t)
newline rightarrow i(t) = U over L (1 - func e^{- R over L t})
newline rightarrow i(t) = U over L (1 - func e^{- t over %tau}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8cm" svg:height="10.202cm" xlink:href=".." chart:class="chart:scatter" chart:column-mapping="1 0" chart:style-name="ch1">
        <chart:title svg:x="6.082cm" svg:y="0.205cm" chart:style-name="ch2">
          <text:p>Load of the coil</text:p>
        </chart:title>
        <chart:plot-area chart:style-name="ch3" table:cell-range-address="'LR operations'.A1:'LR operations'.B52" svg:x="0.405cm" svg:y="0.912cm" svg:width="14.472cm" svg:height="9.083cm">
          <chart:axis chart:dimension="x" chart:name="primary-x" chart:style-name="ch4">
            <chart:title svg:x="7.345cm" svg:y="9.627cm" chart:style-name="ch5">
              <text:p>Time (s)</text:p>
            </chart:title>
            <chart:grid chart:style-name="ch6" chart:class="major"/>
          </chart:axis>
          <chart:axis chart:dimension="y" chart:name="primary-y" chart:style-name="ch7">
            <chart:title svg:x="0.304cm" svg:y="5.961cm" chart:style-name="ch8">
              <text:p>Current (A)</text:p>
            </chart:title>
            <chart:grid chart:style-name="ch6" chart:class="major"/>
          </chart:axis>
          <chart:series chart:style-name="ch9" chart:values-cell-range-address="'LR operations'.A1:'LR operations'.A52" chart:class="chart:scatter">
            <chart:domain table:cell-range-address="'LR operations'.B1:'LR operations'.B52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LR operations'.B1:'LR operations'.B52">1.#NAN</text:p>
              </table:table-cell>
              <table:table-cell office:value-type="float" office:value="1.#NAN">
                <text:p text:id="'LR operations'.A1:'LR operations'.A5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1.83310418576244">
                <text:p>1.83310418576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3.66575015275853">
                <text:p>3.66575015275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5.49793801552808">
                <text:p>5.49793801552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7.32966788858317">
                <text:p>7.32966788858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">
                <text:p>0.005</text:p>
              </table:table-cell>
              <table:table-cell office:value-type="float" office:value="9.16093988640661">
                <text:p>9.16093988640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">
                <text:p>0.006</text:p>
              </table:table-cell>
              <table:table-cell office:value-type="float" office:value="10.9917541234535">
                <text:p>10.9917541234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">
                <text:p>0.007</text:p>
              </table:table-cell>
              <table:table-cell office:value-type="float" office:value="12.8221107141489">
                <text:p>12.8221107141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14.6520097728908">
                <text:p>14.6520097728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  <table:table-cell office:value-type="float" office:value="16.4814514140472">
                <text:p>16.481451414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18.3104357519594">
                <text:p>18.3104357519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">
                <text:p>0.011</text:p>
              </table:table-cell>
              <table:table-cell office:value-type="float" office:value="20.1389629009374">
                <text:p>20.1389629009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">
                <text:p>0.012</text:p>
              </table:table-cell>
              <table:table-cell office:value-type="float" office:value="21.9670329752647">
                <text:p>21.9670329752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">
                <text:p>0.013</text:p>
              </table:table-cell>
              <table:table-cell office:value-type="float" office:value="23.7946460891959">
                <text:p>23.7946460891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25.6218023569576">
                <text:p>25.6218023569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">
                <text:p>0.015</text:p>
              </table:table-cell>
              <table:table-cell office:value-type="float" office:value="27.4485018927458">
                <text:p>27.4485018927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">
                <text:p>0.016</text:p>
              </table:table-cell>
              <table:table-cell office:value-type="float" office:value="29.2747448107291">
                <text:p>29.2747448107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">
                <text:p>0.017</text:p>
              </table:table-cell>
              <table:table-cell office:value-type="float" office:value="31.1005312250484">
                <text:p>31.1005312250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32.9258612498159">
                <text:p>32.9258612498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">
                <text:p>0.019</text:p>
              </table:table-cell>
              <table:table-cell office:value-type="float" office:value="34.7507349991132">
                <text:p>34.7507349991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">
                <text:p>0.02</text:p>
              </table:table-cell>
              <table:table-cell office:value-type="float" office:value="36.5751525869963">
                <text:p>36.5751525869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">
                <text:p>0.021</text:p>
              </table:table-cell>
              <table:table-cell office:value-type="float" office:value="38.3991141274906">
                <text:p>38.3991141274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">
                <text:p>0.022</text:p>
              </table:table-cell>
              <table:table-cell office:value-type="float" office:value="40.2226197345935">
                <text:p>40.2226197345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">
                <text:p>0.023</text:p>
              </table:table-cell>
              <table:table-cell office:value-type="float" office:value="42.0456695222749">
                <text:p>42.0456695222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">
                <text:p>0.024</text:p>
              </table:table-cell>
              <table:table-cell office:value-type="float" office:value="43.8682636044746">
                <text:p>43.8682636044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">
                <text:p>0.025</text:p>
              </table:table-cell>
              <table:table-cell office:value-type="float" office:value="45.6904020951055">
                <text:p>45.6904020951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">
                <text:p>0.026</text:p>
              </table:table-cell>
              <table:table-cell office:value-type="float" office:value="47.5120851080503">
                <text:p>47.5120851080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">
                <text:p>0.027</text:p>
              </table:table-cell>
              <table:table-cell office:value-type="float" office:value="49.3333127571649">
                <text:p>49.3333127571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">
                <text:p>0.028</text:p>
              </table:table-cell>
              <table:table-cell office:value-type="float" office:value="51.1540851562759">
                <text:p>51.1540851562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">
                <text:p>0.029</text:p>
              </table:table-cell>
              <table:table-cell office:value-type="float" office:value="52.9744024191813">
                <text:p>52.9744024191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">
                <text:p>0.03</text:p>
              </table:table-cell>
              <table:table-cell office:value-type="float" office:value="54.7942646596516">
                <text:p>54.7942646596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">
                <text:p>0.031</text:p>
              </table:table-cell>
              <table:table-cell office:value-type="float" office:value="56.613671991427">
                <text:p>56.613671991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">
                <text:p>0.032</text:p>
              </table:table-cell>
              <table:table-cell office:value-type="float" office:value="58.4326245282218">
                <text:p>58.4326245282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">
                <text:p>0.033</text:p>
              </table:table-cell>
              <table:table-cell office:value-type="float" office:value="60.2511223837201">
                <text:p>60.2511223837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">
                <text:p>0.034</text:p>
              </table:table-cell>
              <table:table-cell office:value-type="float" office:value="62.0691656715774">
                <text:p>62.0691656715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">
                <text:p>0.035</text:p>
              </table:table-cell>
              <table:table-cell office:value-type="float" office:value="63.8867545054217">
                <text:p>63.8867545054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">
                <text:p>0.036</text:p>
              </table:table-cell>
              <table:table-cell office:value-type="float" office:value="65.7038889988533">
                <text:p>65.7038889988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">
                <text:p>0.037</text:p>
              </table:table-cell>
              <table:table-cell office:value-type="float" office:value="67.5205692654413">
                <text:p>67.5205692654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">
                <text:p>0.038</text:p>
              </table:table-cell>
              <table:table-cell office:value-type="float" office:value="69.33679541873">
                <text:p>69.33679541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">
                <text:p>0.039</text:p>
              </table:table-cell>
              <table:table-cell office:value-type="float" office:value="71.1525675722324">
                <text:p>71.1525675722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">
                <text:p>0.04</text:p>
              </table:table-cell>
              <table:table-cell office:value-type="float" office:value="72.9678858394339">
                <text:p>72.9678858394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">
                <text:p>0.041</text:p>
              </table:table-cell>
              <table:table-cell office:value-type="float" office:value="74.7827503337931">
                <text:p>74.7827503337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">
                <text:p>0.042</text:p>
              </table:table-cell>
              <table:table-cell office:value-type="float" office:value="76.5971611687386">
                <text:p>76.5971611687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">
                <text:p>0.043</text:p>
              </table:table-cell>
              <table:table-cell office:value-type="float" office:value="78.411118457671">
                <text:p>78.411118457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">
                <text:p>0.044</text:p>
              </table:table-cell>
              <table:table-cell office:value-type="float" office:value="80.2246223139627">
                <text:p>80.2246223139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">
                <text:p>0.045</text:p>
              </table:table-cell>
              <table:table-cell office:value-type="float" office:value="82.0376728509573">
                <text:p>82.0376728509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">
                <text:p>0.046</text:p>
              </table:table-cell>
              <table:table-cell office:value-type="float" office:value="83.8502701819711">
                <text:p>83.8502701819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">
                <text:p>0.047</text:p>
              </table:table-cell>
              <table:table-cell office:value-type="float" office:value="85.6624144202907">
                <text:p>85.6624144202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">
                <text:p>0.048</text:p>
              </table:table-cell>
              <table:table-cell office:value-type="float" office:value="87.4741056791762">
                <text:p>87.4741056791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">
                <text:p>0.049</text:p>
              </table:table-cell>
              <table:table-cell office:value-type="float" office:value="89.2853440718573">
                <text:p>89.2853440718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">
                <text:p>0.05</text:p>
              </table:table-cell>
              <table:table-cell office:value-type="float" office:value="91.0961297115361">
                <text:p>91.09612971153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